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9.0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100.89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26.33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52.1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38.52mm"/>
    </style:style>
    <style:style style:name="co16" style:family="table-column">
      <style:table-column-properties fo:break-before="auto" style:column-width="26.05mm"/>
    </style:style>
    <style:style style:name="co17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 CE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CE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name="Arial CE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8"/>
        <table:table-column table:style-name="co12" table:default-cell-style-name="ce6"/>
        <table:table-column table:style-name="co13" table:default-cell-style-name="ce10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4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4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7" office:value-type="string" calcext:value-type="string">
            <text:p>NAJEM_M2_ROK</text:p>
          </table:table-cell>
          <table:table-cell table:style-name="ce4" office:value-type="string" calcext:value-type="string">
            <text:p>PLOCHA_CELKEM</text:p>
          </table:table-cell>
          <table:table-cell table:style-name="ce9" office:value-type="string" calcext:value-type="string">
            <text:p>DOBA_NAJMU</text:p>
          </table:table-cell>
          <table:table-cell table:style-name="ce4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6.4" calcext:value-type="float">
            <text:p>456</text:p>
          </table:table-cell>
          <table:table-cell table:style-name="ce5" office:value-type="float" office:value="272.3" calcext:value-type="float">
            <text:p>272,3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78.25" calcext:value-type="float">
            <text:p>1 578</text:p>
          </table:table-cell>
          <table:table-cell table:style-name="ce5" office:value-type="float" office:value="42.62" calcext:value-type="float">
            <text:p>42,6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office:value-type="string" calcext:value-type="string">
            <text:p>doba neurčité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0.9" calcext:value-type="float">
            <text:p>1 121</text:p>
          </table:table-cell>
          <table:table-cell table:style-name="ce5" office:value-type="float" office:value="84.75" calcext:value-type="float">
            <text:p>84,7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3.11" calcext:value-type="float">
            <text:p>643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4.6" calcext:value-type="float">
            <text:p>134,6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97.5" calcext:value-type="float">
            <text:p>697,5</text:p>
          </table:table-cell>
          <table:table-cell office:value-type="string" calcext:value-type="string">
            <text:p>5 let od kolaudac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2" calcext:value-type="float">
            <text:p>4 072</text:p>
          </table:table-cell>
          <table:table-cell table:style-name="ce5" office:value-type="float" office:value="413.89" calcext:value-type="float">
            <text:p>413,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0.79" calcext:value-type="float">
            <text:p>930,79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16.10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53.94" calcext:value-type="float">
            <text:p>954</text:p>
          </table:table-cell>
          <table:table-cell table:style-name="ce5" office:value-type="float" office:value="52.7" calcext:value-type="float">
            <text:p>5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34.4" calcext:value-type="float">
            <text:p>3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104.81" calcext:value-type="float">
            <text:p>1 105</text:p>
          </table:table-cell>
          <table:table-cell table:style-name="ce5" office:value-type="float" office:value="34.6" calcext:value-type="float">
            <text:p>3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3.8" calcext:value-type="float">
            <text:p>4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4.5" calcext:value-type="float">
            <text:p>4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00" calcext:value-type="float">
            <text:p>2 500</text:p>
          </table:table-cell>
          <table:table-cell table:style-name="ce5" office:value-type="float" office:value="24.36" calcext:value-type="float">
            <text:p>2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7.6" calcext:value-type="float">
            <text:p>10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1" calcext:value-type="float">
            <text:p>1 031</text:p>
          </table:table-cell>
          <table:table-cell table:style-name="ce5" office:value-type="float" office:value="37.15" calcext:value-type="float">
            <text:p>3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25" calcext:value-type="float">
            <text:p>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0" calcext:value-type="float">
            <text:p>1 600</text:p>
          </table:table-cell>
          <table:table-cell table:style-name="ce5" office:value-type="float" office:value="43.85" calcext:value-type="float">
            <text:p>43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3.2" calcext:value-type="float">
            <text:p>7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7.55" calcext:value-type="float">
            <text:p>77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19.87" calcext:value-type="float">
            <text:p>420</text:p>
          </table:table-cell>
          <table:table-cell table:style-name="ce5" office:value-type="float" office:value="18.1" calcext:value-type="float">
            <text:p>1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66.22" calcext:value-type="float">
            <text:p>66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office:value-type="float" office:value="1273.75" calcext:value-type="float">
            <text:p>1 274</text:p>
          </table:table-cell>
          <table:table-cell table:style-name="ce5" office:value-type="float" office:value="32.04" calcext:value-type="float">
            <text:p>3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55" calcext:value-type="float">
            <text:p>1 255</text:p>
          </table:table-cell>
          <table:table-cell table:style-name="ce5" office:value-type="float" office:value="34.9" calcext:value-type="float">
            <text:p>3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20" calcext:value-type="float">
            <text:p>1 020</text:p>
          </table:table-cell>
          <table:table-cell table:style-name="ce5" office:value-type="float" office:value="87.4" calcext:value-type="float">
            <text:p>8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66.08" calcext:value-type="float">
            <text:p>66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00" calcext:value-type="float">
            <text:p>2 600</text:p>
          </table:table-cell>
          <table:table-cell table:style-name="ce5" office:value-type="float" office:value="42.7" calcext:value-type="float">
            <text:p>4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500" calcext:value-type="float">
            <text:p>3 500</text:p>
          </table:table-cell>
          <table:table-cell table:style-name="ce5" office:value-type="float" office:value="137.25" calcext:value-type="float">
            <text:p>13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office:value-type="float" office:value="5196.9" calcext:value-type="float">
            <text:p>5 197</text:p>
          </table:table-cell>
          <table:table-cell table:style-name="ce5" office:value-type="float" office:value="129.39" calcext:value-type="float">
            <text:p>129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20" calcext:value-type="float">
            <text:p>1 1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34.89" calcext:value-type="float">
            <text:p>1 335</text:p>
          </table:table-cell>
          <table:table-cell table:style-name="ce5" office:value-type="float" office:value="71.2" calcext:value-type="float">
            <text:p>7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85.63" calcext:value-type="float">
            <text:p>85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0" calcext:value-type="float">
            <text:p>2 020</text:p>
          </table:table-cell>
          <table:table-cell table:style-name="ce5" office:value-type="float" office:value="74.8" calcext:value-type="float">
            <text:p>7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2.25" calcext:value-type="float">
            <text:p>2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6.71" calcext:value-type="float">
            <text:p>1 017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735" calcext:value-type="float">
            <text:p>1 735</text:p>
          </table:table-cell>
          <table:table-cell table:style-name="ce5" office:value-type="float" office:value="89.15" calcext:value-type="float">
            <text:p>8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85.5" calcext:value-type="float">
            <text:p>8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1.69" calcext:value-type="float">
            <text:p>3 282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office:value-type="float" office:value="3212.92" calcext:value-type="float">
            <text:p>3 213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44.56" calcext:value-type="float">
            <text:p>24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95.22" calcext:value-type="float">
            <text:p>95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94.32" calcext:value-type="float">
            <text:p>594</text:p>
          </table:table-cell>
          <table:table-cell table:style-name="ce5" office:value-type="float" office:value="209.63" calcext:value-type="float">
            <text:p>209,6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3.71" calcext:value-type="float">
            <text:p>53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83" calcext:value-type="float">
            <text:p>1 783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573.36" calcext:value-type="float">
            <text:p>573</text:p>
          </table:table-cell>
          <table:table-cell table:style-name="ce5" office:value-type="float" office:value="142.4" calcext:value-type="float">
            <text:p>14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328.68" calcext:value-type="float">
            <text:p>12 3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29.8" calcext:value-type="float">
            <text:p>2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3.9" calcext:value-type="float">
            <text:p>23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45.6" calcext:value-type="float">
            <text:p>4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831.91" calcext:value-type="float">
            <text:p>2 832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468.51" calcext:value-type="float">
            <text:p>10 469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.17" calcext:value-type="float">
            <text:p>840</text:p>
          </table:table-cell>
          <table:table-cell table:style-name="ce5" office:value-type="float" office:value="72.5" calcext:value-type="float">
            <text:p>7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35" calcext:value-type="float">
            <text:p>1 435</text:p>
          </table:table-cell>
          <table:table-cell table:style-name="ce5" office:value-type="float" office:value="99.05" calcext:value-type="float">
            <text:p>99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29.19" calcext:value-type="float">
            <text:p>529</text:p>
          </table:table-cell>
          <table:table-cell table:style-name="ce5" office:value-type="float" office:value="1414" calcext:value-type="float">
            <text:p>1414</text:p>
          </table:table-cell>
          <table:table-cell office:value-type="string" calcext:value-type="string">
            <text:p>3.11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725.85" calcext:value-type="float">
            <text:p>726</text:p>
          </table:table-cell>
          <table:table-cell table:style-name="ce5" office:value-type="float" office:value="14.8" calcext:value-type="float">
            <text:p>14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9.55" calcext:value-type="float">
            <text:p>210</text:p>
          </table:table-cell>
          <table:table-cell table:style-name="ce5" office:value-type="float" office:value="978.5" calcext:value-type="float">
            <text:p>9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839.79" calcext:value-type="float">
            <text:p>4 84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65.26" calcext:value-type="float">
            <text:p>465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75.42" calcext:value-type="float">
            <text:p>475</text:p>
          </table:table-cell>
          <table:table-cell table:style-name="ce5" office:value-type="float" office:value="120.47" calcext:value-type="float">
            <text:p>120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0.44" calcext:value-type="float">
            <text:p>20,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23.02" calcext:value-type="float">
            <text:p>623</text:p>
          </table:table-cell>
          <table:table-cell table:style-name="ce5" office:value-type="float" office:value="6.93" calcext:value-type="float">
            <text:p>6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office:value-type="float" office:value="489.49" calcext:value-type="float">
            <text:p>489</text:p>
          </table:table-cell>
          <table:table-cell table:style-name="ce5" office:value-type="float" office:value="125.92" calcext:value-type="float">
            <text:p>125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51.69" calcext:value-type="float">
            <text:p>452</text:p>
          </table:table-cell>
          <table:table-cell table:style-name="ce5" office:value-type="float" office:value="6.95" calcext:value-type="float">
            <text:p>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44" calcext:value-type="float">
            <text:p>451</text:p>
          </table:table-cell>
          <table:table-cell table:style-name="ce5" office:value-type="float" office:value="32.6" calcext:value-type="float">
            <text:p>3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27.81" calcext:value-type="float">
            <text:p>428</text:p>
          </table:table-cell>
          <table:table-cell table:style-name="ce5" office:value-type="float" office:value="22.05" calcext:value-type="float">
            <text:p>22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6146.79" calcext:value-type="float">
            <text:p>6 14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635.16" calcext:value-type="float">
            <text:p>635</text:p>
          </table:table-cell>
          <table:table-cell table:style-name="ce5" office:value-type="float" office:value="52.65" calcext:value-type="float">
            <text:p>5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99.64" calcext:value-type="float">
            <text:p>1 8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2.25" calcext:value-type="float">
            <text:p>4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65.02" calcext:value-type="float">
            <text:p>65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950.5" calcext:value-type="float">
            <text:p>951</text:p>
          </table:table-cell>
          <table:table-cell table:style-name="ce5" office:value-type="float" office:value="75.75" calcext:value-type="float">
            <text:p>7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750" calcext:value-type="float">
            <text:p>1 750</text:p>
          </table:table-cell>
          <table:table-cell table:style-name="ce5" office:value-type="float" office:value="48.35" calcext:value-type="float">
            <text:p>48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22.53" calcext:value-type="float">
            <text:p>1 723</text:p>
          </table:table-cell>
          <table:table-cell table:style-name="ce5" office:value-type="float" office:value="36.4" calcext:value-type="float">
            <text:p>3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141.71" calcext:value-type="float">
            <text:p>141,7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28.1" calcext:value-type="float">
            <text:p>428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office:value-type="float" office:value="2803.57" calcext:value-type="float">
            <text:p>2 80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3" calcext:value-type="float">
            <text:p>7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67.93" calcext:value-type="float">
            <text:p>1 568</text:p>
          </table:table-cell>
          <table:table-cell table:style-name="ce5" office:value-type="float" office:value="65.65" calcext:value-type="float">
            <text:p>65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23.45" calcext:value-type="float">
            <text:p>423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70.03" calcext:value-type="float">
            <text:p>70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1661.38" calcext:value-type="float">
            <text:p>1 661</text:p>
          </table:table-cell>
          <table:table-cell table:style-name="ce5" office:value-type="float" office:value="75.25" calcext:value-type="float">
            <text:p>75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6" calcext:value-type="float">
            <text:p>1 42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1.84" calcext:value-type="float">
            <text:p>85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.38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76.42" calcext:value-type="float">
            <text:p>576</text:p>
          </table:table-cell>
          <table:table-cell table:style-name="ce5" office:value-type="float" office:value="11.02" calcext:value-type="float">
            <text:p>11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426.6" calcext:value-type="float">
            <text:p>1 427</text:p>
          </table:table-cell>
          <table:table-cell table:style-name="ce5" office:value-type="float" office:value="71.6" calcext:value-type="float">
            <text:p>7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250" calcext:value-type="float">
            <text:p>1 250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5.5" calcext:value-type="float">
            <text:p>1 906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30.4" calcext:value-type="float">
            <text:p>30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49.3" calcext:value-type="float">
            <text:p>49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140.85" calcext:value-type="float">
            <text:p>140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06.4" calcext:value-type="float">
            <text:p>10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952.74" calcext:value-type="float">
            <text:p>953</text:p>
          </table:table-cell>
          <table:table-cell table:style-name="ce5" office:value-type="float" office:value="95.4" calcext:value-type="float">
            <text:p>9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25.01" calcext:value-type="float">
            <text:p>25,0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.51" calcext:value-type="float">
            <text:p>1</text:p>
          </table:table-cell>
          <table:table-cell table:style-name="ce5" office:value-type="float" office:value="98.6" calcext:value-type="float">
            <text:p>98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51" calcext:value-type="float">
            <text:p>72,5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9.75" calcext:value-type="float">
            <text:p>19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9.6" calcext:value-type="float">
            <text:p>59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4.95" calcext:value-type="float">
            <text:p>1 715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71.85" calcext:value-type="float">
            <text:p>71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0" calcext:value-type="float">
            <text:p>2 820</text:p>
          </table:table-cell>
          <table:table-cell table:style-name="ce5" office:value-type="float" office:value="74.85" calcext:value-type="float">
            <text:p>74,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473.31" calcext:value-type="float">
            <text:p>12 47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0" calcext:value-type="float">
            <text:p>2 800</text:p>
          </table:table-cell>
          <table:table-cell table:style-name="ce5" office:value-type="float" office:value="61.46" calcext:value-type="float">
            <text:p>61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81.7" calcext:value-type="float">
            <text:p>81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553" calcext:value-type="float">
            <text:p>2 553</text:p>
          </table:table-cell>
          <table:table-cell table:style-name="ce5" office:value-type="float" office:value="82.25" calcext:value-type="float">
            <text:p>82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64.7" calcext:value-type="float">
            <text:p>16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94.12" calcext:value-type="float">
            <text:p>1 194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5.24" calcext:value-type="float">
            <text:p>1 015</text:p>
          </table:table-cell>
          <table:table-cell table:style-name="ce5" office:value-type="float" office:value="49.1" calcext:value-type="float">
            <text:p>4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80" calcext:value-type="float">
            <text:p>1 280</text:p>
          </table:table-cell>
          <table:table-cell table:style-name="ce5" office:value-type="float" office:value="67.41" calcext:value-type="float">
            <text:p>67,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10" calcext:value-type="float">
            <text:p>1 310</text:p>
          </table:table-cell>
          <table:table-cell table:style-name="ce5" office:value-type="float" office:value="71.77" calcext:value-type="float">
            <text:p>71,7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56.22" calcext:value-type="float">
            <text:p>856</text:p>
          </table:table-cell>
          <table:table-cell table:style-name="ce5" office:value-type="float" office:value="214.36" calcext:value-type="float">
            <text:p>214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27.27" calcext:value-type="float">
            <text:p>927</text:p>
          </table:table-cell>
          <table:table-cell table:style-name="ce5" office:value-type="float" office:value="14.03" calcext:value-type="float">
            <text:p>14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48.1" calcext:value-type="float">
            <text:p>4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9.8" calcext:value-type="float">
            <text:p>69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5" calcext:value-type="float">
            <text:p>1 055</text:p>
          </table:table-cell>
          <table:table-cell table:style-name="ce5" office:value-type="float" office:value="80.7" calcext:value-type="float">
            <text:p>8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95.02" calcext:value-type="float">
            <text:p>95,02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106.42" calcext:value-type="float">
            <text:p>106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87.3" calcext:value-type="float">
            <text:p>8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5" calcext:value-type="float">
            <text:p>1 155</text:p>
          </table:table-cell>
          <table:table-cell table:style-name="ce5" office:value-type="float" office:value="83.11" calcext:value-type="float">
            <text:p>83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11" calcext:value-type="float">
            <text:p>1 211</text:p>
          </table:table-cell>
          <table:table-cell table:style-name="ce5" office:value-type="float" office:value="32.11" calcext:value-type="float">
            <text:p>32,1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9.68" calcext:value-type="float">
            <text:p>7 26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83.04" calcext:value-type="float">
            <text:p>88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0.3" calcext:value-type="float">
            <text:p>40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42.18" calcext:value-type="float">
            <text:p>842</text:p>
          </table:table-cell>
          <table:table-cell table:style-name="ce5" office:value-type="float" office:value="58.26" calcext:value-type="float">
            <text:p>58,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42.57" calcext:value-type="float">
            <text:p>943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39.72" calcext:value-type="float">
            <text:p>940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0.43" calcext:value-type="float">
            <text:p>0</text:p>
          </table:table-cell>
          <table:table-cell table:style-name="ce5" office:value-type="float" office:value="275.54" calcext:value-type="float">
            <text:p>275,5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13.8" calcext:value-type="float">
            <text:p>41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256" calcext:value-type="float">
            <text:p>1 256</text:p>
          </table:table-cell>
          <table:table-cell table:style-name="ce5" office:value-type="float" office:value="277.4" calcext:value-type="float">
            <text:p>27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6620" calcext:value-type="float">
            <text:p>26 6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478.61" calcext:value-type="float">
            <text:p>1 47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.53" calcext:value-type="float">
            <text:p>1 049</text:p>
          </table:table-cell>
          <table:table-cell table:style-name="ce5" office:value-type="float" office:value="74.13" calcext:value-type="float">
            <text:p>74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66.45" calcext:value-type="float">
            <text:p>1 466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825.2" calcext:value-type="float">
            <text:p>9 825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8.13" calcext:value-type="float">
            <text:p>18,1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65.3" calcext:value-type="float">
            <text:p>465</text:p>
          </table:table-cell>
          <table:table-cell table:style-name="ce5" office:value-type="float" office:value="21.1" calcext:value-type="float">
            <text:p>2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12.84" calcext:value-type="float">
            <text:p>12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650" calcext:value-type="float">
            <text:p>1 650</text:p>
          </table:table-cell>
          <table:table-cell table:style-name="ce5" office:value-type="float" office:value="78.5" calcext:value-type="float">
            <text:p>7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49.4" calcext:value-type="float">
            <text:p>4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1.09" calcext:value-type="float">
            <text:p>83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3.71" calcext:value-type="float">
            <text:p>1 424</text:p>
          </table:table-cell>
          <table:table-cell table:style-name="ce5" office:value-type="float" office:value="39.4" calcext:value-type="float">
            <text:p>3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410" calcext:value-type="float">
            <text:p>1 410</text:p>
          </table:table-cell>
          <table:table-cell table:style-name="ce5" office:value-type="float" office:value="88.5" calcext:value-type="float">
            <text:p>88,5</text:p>
          </table:table-cell>
          <table:table-cell office:value-type="string" calcext:value-type="string">
            <text:p>1.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89" calcext:value-type="float">
            <text:p>1 189</text:p>
          </table:table-cell>
          <table:table-cell table:style-name="ce5" office:value-type="float" office:value="555.5" calcext:value-type="float">
            <text:p>555,5</text:p>
          </table:table-cell>
          <table:table-cell office:value-type="string" calcext:value-type="string">
            <text:p>4.10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.98" calcext:value-type="float">
            <text:p>321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2.57" calcext:value-type="float">
            <text:p>7 253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722.58" calcext:value-type="float">
            <text:p>723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neurčití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148.56" calcext:value-type="float">
            <text:p>4 149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3512.75" calcext:value-type="float">
            <text:p>3 513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04" calcext:value-type="float">
            <text:p>451</text:p>
          </table:table-cell>
          <table:table-cell table:style-name="ce5" office:value-type="float" office:value="874.06" calcext:value-type="float">
            <text:p>874,0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50.57" calcext:value-type="float">
            <text:p>651</text:p>
          </table:table-cell>
          <table:table-cell table:style-name="ce5" office:value-type="float" office:value="361.47" calcext:value-type="float">
            <text:p>361,4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335.8" calcext:value-type="float">
            <text:p>335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62.59" calcext:value-type="float">
            <text:p>463</text:p>
          </table:table-cell>
          <table:table-cell table:style-name="ce5" office:value-type="float" office:value="80.02" calcext:value-type="float">
            <text:p>80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441.33" calcext:value-type="float">
            <text:p>441</text:p>
          </table:table-cell>
          <table:table-cell table:style-name="ce5" office:value-type="float" office:value="216.61" calcext:value-type="float">
            <text:p>216,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700" calcext:value-type="float">
            <text:p>2 700</text:p>
          </table:table-cell>
          <table:table-cell table:style-name="ce5" office:value-type="float" office:value="691.31" calcext:value-type="float">
            <text:p>691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50" calcext:value-type="float">
            <text:p>6 350</text:p>
          </table:table-cell>
          <table:table-cell table:style-name="ce5" office:value-type="float" office:value="106.18" calcext:value-type="float">
            <text:p>106,1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8100" calcext:value-type="float">
            <text:p>38 100</text:p>
          </table:table-cell>
          <table:table-cell table:style-name="ce5" office:value-type="float" office:value="46.16" calcext:value-type="float">
            <text:p>46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42.34" calcext:value-type="float">
            <text:p>442</text:p>
          </table:table-cell>
          <table:table-cell table:style-name="ce5" office:value-type="float" office:value="738.73" calcext:value-type="float">
            <text:p>738,73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2" calcext:value-type="float">
            <text:p>8 152</text:p>
          </table:table-cell>
          <table:table-cell table:style-name="ce5" office:value-type="float" office:value="103.89" calcext:value-type="float">
            <text:p>103,8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162.53" calcext:value-type="float">
            <text:p>162,5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69.09" calcext:value-type="float">
            <text:p>69,0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189.04" calcext:value-type="float">
            <text:p>189,0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60.16" calcext:value-type="float">
            <text:p>60,1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office:value-type="float" office:value="315.76" calcext:value-type="float">
            <text:p>316</text:p>
          </table:table-cell>
          <table:table-cell table:style-name="ce5" office:value-type="float" office:value="1334.16" calcext:value-type="float">
            <text:p>1334,16</text:p>
          </table:table-cell>
          <table:table-cell office:value-type="string" calcext:value-type="string">
            <text:p>1.9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27.7" calcext:value-type="float">
            <text:p>428</text:p>
          </table:table-cell>
          <table:table-cell table:style-name="ce5" office:value-type="float" office:value="2489.37" calcext:value-type="float">
            <text:p>2489,37</text:p>
          </table:table-cell>
          <table:table-cell office:value-type="string" calcext:value-type="string">
            <text:p>31.1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108.89" calcext:value-type="float">
            <text:p>108,89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224.62" calcext:value-type="float">
            <text:p>224,62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1.25" calcext:value-type="float">
            <text:p>161,2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28.64" calcext:value-type="float">
            <text:p>128,6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95.24" calcext:value-type="float">
            <text:p>95,24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0.75" calcext:value-type="float">
            <text:p>180,75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4.37" calcext:value-type="float">
            <text:p>164,37</text:p>
          </table:table-cell>
          <table:table-cell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5.43" calcext:value-type="float">
            <text:p>185,43</text:p>
          </table:table-cell>
          <table:table-cell office:value-type="string" calcext:value-type="string">
            <text:p>3.17203e+006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.51" calcext:value-type="float">
            <text:p>93,51</text:p>
          </table:table-cell>
          <table:table-cell office:value-type="string" calcext:value-type="string">
            <text:p>26.1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97.85" calcext:value-type="float">
            <text:p>97,85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200" calcext:value-type="float">
            <text:p>7 200</text:p>
          </table:table-cell>
          <table:table-cell table:style-name="ce5" office:value-type="float" office:value="163.42" calcext:value-type="float">
            <text:p>163,42</text:p>
          </table:table-cell>
          <table:table-cell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78.41" calcext:value-type="float">
            <text:p>178</text:p>
          </table:table-cell>
          <table:table-cell table:style-name="ce5" office:value-type="float" office:value="1121" calcext:value-type="float">
            <text:p>1121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4.58" calcext:value-type="float">
            <text:p>2 825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21.33" calcext:value-type="float">
            <text:p>21,3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198.42" calcext:value-type="float">
            <text:p>198,42</text:p>
          </table:table-cell>
          <table:table-cell office:value-type="string" calcext:value-type="string">
            <text:p>31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233" calcext:value-type="float">
            <text:p>6 233</text:p>
          </table:table-cell>
          <table:table-cell table:style-name="ce5" office:value-type="float" office:value="18.3" calcext:value-type="float">
            <text:p>18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836" calcext:value-type="float">
            <text:p>1 836</text:p>
          </table:table-cell>
          <table:table-cell table:style-name="ce5" office:value-type="float" office:value="27.3" calcext:value-type="float">
            <text:p>27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14" calcext:value-type="float">
            <text:p>8 51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26.4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4230" calcext:value-type="float">
            <text:p>44 23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352" calcext:value-type="float">
            <text:p>4 352</text:p>
          </table:table-cell>
          <table:table-cell table:style-name="ce5" office:value-type="float" office:value="278.3" calcext:value-type="float">
            <text:p>278,3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692" calcext:value-type="float">
            <text:p>1 692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28" calcext:value-type="float">
            <text:p>1 12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38" calcext:value-type="float">
            <text:p>1 038</text:p>
          </table:table-cell>
          <table:table-cell table:style-name="ce5" office:value-type="float" office:value="305.44" calcext:value-type="float">
            <text:p>305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208" calcext:value-type="float">
            <text:p>7 208</text:p>
          </table:table-cell>
          <table:table-cell table:style-name="ce5" office:value-type="float" office:value="41.2" calcext:value-type="float">
            <text:p>41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96" calcext:value-type="float">
            <text:p>1 096</text:p>
          </table:table-cell>
          <table:table-cell table:style-name="ce5" office:value-type="float" office:value="150.7" calcext:value-type="float">
            <text:p>150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.6" calcext:value-type="float">
            <text:p>53,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69" calcext:value-type="float">
            <text:p>520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58" calcext:value-type="float">
            <text:p>1 058</text:p>
          </table:table-cell>
          <table:table-cell table:style-name="ce5" office:value-type="float" office:value="23.4" calcext:value-type="float">
            <text:p>23,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43.3" calcext:value-type="float">
            <text:p>43,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02" calcext:value-type="float">
            <text:p>1 102</text:p>
          </table:table-cell>
          <table:table-cell table:style-name="ce5" office:value-type="float" office:value="220.37" calcext:value-type="float">
            <text:p>220,37</text:p>
          </table:table-cell>
          <table:table-cell office:value-type="string" calcext:value-type="string">
            <text:p>11.5.2020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63.8" calcext:value-type="float">
            <text:p>2 164</text:p>
          </table:table-cell>
          <table:table-cell table:style-name="ce5" office:value-type="float" office:value="113.31" calcext:value-type="float">
            <text:p>113,3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186.45" calcext:value-type="float">
            <text:p>186,4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282.44" calcext:value-type="float">
            <text:p>282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2.08" calcext:value-type="float">
            <text:p>252</text:p>
          </table:table-cell>
          <table:table-cell table:style-name="ce5" office:value-type="float" office:value="75.38" calcext:value-type="float">
            <text:p>75,38</text:p>
          </table:table-cell>
          <table:table-cell office:value-type="string" calcext:value-type="string">
            <text:p>13.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76.72" calcext:value-type="float">
            <text:p>2 077</text:p>
          </table:table-cell>
          <table:table-cell table:style-name="ce5" office:value-type="float" office:value="114.49" calcext:value-type="float">
            <text:p>114,4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16.67" calcext:value-type="float">
            <text:p>2 617</text:p>
          </table:table-cell>
          <table:table-cell table:style-name="ce5" office:value-type="float" office:value="27.23" calcext:value-type="float">
            <text:p>27,23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7.47" calcext:value-type="float">
            <text:p>1 267</text:p>
          </table:table-cell>
          <table:table-cell table:style-name="ce5" office:value-type="float" office:value="46.22" calcext:value-type="float">
            <text:p>46,2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29.91" calcext:value-type="float">
            <text:p>1 930</text:p>
          </table:table-cell>
          <table:table-cell table:style-name="ce5" office:value-type="float" office:value="5.28" calcext:value-type="float">
            <text:p>5,2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57.06" calcext:value-type="float">
            <text:p>157,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.58" calcext:value-type="float">
            <text:p>12,5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.16" calcext:value-type="float">
            <text:p>26</text:p>
          </table:table-cell>
          <table:table-cell table:style-name="ce5" office:value-type="float" office:value="458.7" calcext:value-type="float">
            <text:p>458,7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31.3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459" calcext:value-type="float">
            <text:p>11 459</text:p>
          </table:table-cell>
          <table:table-cell table:style-name="ce5" office:value-type="float" office:value="314.75" calcext:value-type="float">
            <text:p>314,7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100" calcext:value-type="float">
            <text:p>32 100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3.44" calcext:value-type="float">
            <text:p>123,44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123.5" calcext:value-type="float">
            <text:p>123,5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202.2" calcext:value-type="float">
            <text:p>202,2</text:p>
          </table:table-cell>
          <table:table-cell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0.9" calcext:value-type="float">
            <text:p>100,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30.7" calcext:value-type="float">
            <text:p>231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200" calcext:value-type="float">
            <text:p>2 200</text:p>
          </table:table-cell>
          <table:table-cell table:style-name="ce5" office:value-type="float" office:value="224.19" calcext:value-type="float">
            <text:p>224,19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office:value-type="float" office:value="720.69" calcext:value-type="float">
            <text:p>721</text:p>
          </table:table-cell>
          <table:table-cell table:style-name="ce5" office:value-type="float" office:value="98.55" calcext:value-type="float">
            <text:p>98,55</text:p>
          </table:table-cell>
          <table:table-cell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9" calcext:value-type="float">
            <text:p>1 009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34.22" calcext:value-type="float">
            <text:p>34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35.03" calcext:value-type="float">
            <text:p>35,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660.91" calcext:value-type="float">
            <text:p>661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office:value-type="float" office:value="519.4" calcext:value-type="float">
            <text:p>519</text:p>
          </table:table-cell>
          <table:table-cell table:style-name="ce5" office:value-type="float" office:value="95.3" calcext:value-type="float">
            <text:p>9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9.5" calcext:value-type="float">
            <text:p>1 350</text:p>
          </table:table-cell>
          <table:table-cell table:style-name="ce5" office:value-type="float" office:value="26.81" calcext:value-type="float">
            <text:p>26,8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.32" calcext:value-type="float">
            <text:p>815</text:p>
          </table:table-cell>
          <table:table-cell table:style-name="ce5" office:value-type="float" office:value="42.3" calcext:value-type="float">
            <text:p>4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15" calcext:value-type="float">
            <text:p>815</text:p>
          </table:table-cell>
          <table:table-cell table:style-name="ce5" office:value-type="float" office:value="85.56" calcext:value-type="float">
            <text:p>85,5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3" calcext:value-type="float">
            <text:p>815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624.39" calcext:value-type="float">
            <text:p>624,3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17.61" calcext:value-type="float">
            <text:p>818</text:p>
          </table:table-cell>
          <table:table-cell table:style-name="ce5" office:value-type="float" office:value="63.35" calcext:value-type="float">
            <text:p>63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85" calcext:value-type="float">
            <text:p>435</text:p>
          </table:table-cell>
          <table:table-cell table:style-name="ce5" office:value-type="float" office:value="28.7" calcext:value-type="float">
            <text:p>28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office:value-type="string" calcext:value-type="string">
            <text:p>31.12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318" calcext:value-type="float">
            <text:p>1 318</text:p>
          </table:table-cell>
          <table:table-cell table:style-name="ce5" office:value-type="float" office:value="138.87" calcext:value-type="float">
            <text:p>138,87</text:p>
          </table:table-cell>
          <table:table-cell office:value-type="string" calcext:value-type="string">
            <text:p>13.9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0" calcext:value-type="float">
            <text:p>4 0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6.19" calcext:value-type="float">
            <text:p>116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5" calcext:value-type="float">
            <text:p>4 005</text:p>
          </table:table-cell>
          <table:table-cell table:style-name="ce5" office:value-type="float" office:value="83.4" calcext:value-type="float">
            <text:p>8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3.73" calcext:value-type="float">
            <text:p>113,7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office:value-type="float" office:value="1900" calcext:value-type="float">
            <text:p>1 9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1.6" calcext:value-type="float">
            <text:p>1 262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3199.87" calcext:value-type="float">
            <text:p>3 20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15999" calcext:value-type="float">
            <text:p>15 99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.51" calcext:value-type="float">
            <text:p>913</text:p>
          </table:table-cell>
          <table:table-cell table:style-name="ce5" office:value-type="float" office:value="23.75" calcext:value-type="float">
            <text:p>23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5.42" calcext:value-type="float">
            <text:p>25,4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office:value-type="string" calcext:value-type="string">
            <text:p>30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7.83" calcext:value-type="float">
            <text:p>98</text:p>
          </table:table-cell>
          <table:table-cell table:style-name="ce5" office:value-type="float" office:value="2553.4" calcext:value-type="float">
            <text:p>2553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 table:number-columns-repeated="2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office:value-type="float" office:value="1665.73" calcext:value-type="float">
            <text:p>1 666</text:p>
          </table:table-cell>
          <table:table-cell table:style-name="ce5" office:value-type="float" office:value="688.6" calcext:value-type="float">
            <text:p>688,6</text:p>
          </table:table-cell>
          <table:table-cell office:value-type="string" calcext:value-type="string">
            <text:p>1.5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087.04" calcext:value-type="float">
            <text:p>5 087</text:p>
          </table:table-cell>
          <table:table-cell table:style-name="ce5" office:value-type="float" office:value="304" calcext:value-type="float">
            <text:p>3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.54" calcext:value-type="float">
            <text:p>1 558</text:p>
          </table:table-cell>
          <table:table-cell table:style-name="ce5" office:value-type="float" office:value="19.78" calcext:value-type="float">
            <text:p>19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" calcext:value-type="float">
            <text:p>1 557</text:p>
          </table:table-cell>
          <table:table-cell table:style-name="ce5" office:value-type="float" office:value="13.64" calcext:value-type="float">
            <text:p>13,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73.36" calcext:value-type="float">
            <text:p>873</text:p>
          </table:table-cell>
          <table:table-cell table:style-name="ce5" office:value-type="float" office:value="22.9" calcext:value-type="float">
            <text:p>22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74.74" calcext:value-type="float">
            <text:p>74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87.55" calcext:value-type="float">
            <text:p>3 388</text:p>
          </table:table-cell>
          <table:table-cell table:style-name="ce5" office:value-type="float" office:value="57.4" calcext:value-type="float">
            <text:p>5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500" calcext:value-type="float">
            <text:p>4 500</text:p>
          </table:table-cell>
          <table:table-cell table:style-name="ce5" office:value-type="float" office:value="221.76" calcext:value-type="float">
            <text:p>221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5504.45" calcext:value-type="float">
            <text:p>5 504</text:p>
          </table:table-cell>
          <table:table-cell table:style-name="ce5" office:value-type="float" office:value="76.49" calcext:value-type="float">
            <text:p>76,4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72.57" calcext:value-type="float">
            <text:p>72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75.83" calcext:value-type="float">
            <text:p>3 176</text:p>
          </table:table-cell>
          <table:table-cell table:style-name="ce5" office:value-type="float" office:value="54.4" calcext:value-type="float">
            <text:p>5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.86" calcext:value-type="float">
            <text:p>106</text:p>
          </table:table-cell>
          <table:table-cell table:style-name="ce5" office:value-type="float" office:value="68.3" calcext:value-type="float">
            <text:p>68,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92.52" calcext:value-type="float">
            <text:p>2 793</text:p>
          </table:table-cell>
          <table:table-cell table:style-name="ce5" office:value-type="float" office:value="161.4" calcext:value-type="float">
            <text:p>161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83.4" calcext:value-type="float">
            <text:p>2 783</text:p>
          </table:table-cell>
          <table:table-cell table:style-name="ce5" office:value-type="float" office:value="125.24" calcext:value-type="float">
            <text:p>125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69.93" calcext:value-type="float">
            <text:p>3 170</text:p>
          </table:table-cell>
          <table:table-cell table:style-name="ce5" office:value-type="float" office:value="195.7" calcext:value-type="float">
            <text:p>19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44.37" calcext:value-type="float">
            <text:p>1 544</text:p>
          </table:table-cell>
          <table:table-cell table:style-name="ce5" office:value-type="float" office:value="592.7" calcext:value-type="float">
            <text:p>592,7</text:p>
          </table:table-cell>
          <table:table-cell office:value-type="string" calcext:value-type="string">
            <text:p>31.12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8300" calcext:value-type="float">
            <text:p>18 300</text:p>
          </table:table-cell>
          <table:table-cell table:style-name="ce5" office:value-type="float" office:value="78.52" calcext:value-type="float">
            <text:p>78,52</text:p>
          </table:table-cell>
          <table:table-cell office:value-type="string" calcext:value-type="string">
            <text:p>11.6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49.5" calcext:value-type="float">
            <text:p>749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office:value-type="float" office:value="60720" calcext:value-type="float">
            <text:p>60 72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0100" calcext:value-type="float">
            <text:p>30 100</text:p>
          </table:table-cell>
          <table:table-cell table:style-name="ce5" office:value-type="float" office:value="27.05" calcext:value-type="float">
            <text:p>27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380" calcext:value-type="float">
            <text:p>12 380</text:p>
          </table:table-cell>
          <table:table-cell table:style-name="ce5" office:value-type="float" office:value="193.5" calcext:value-type="float">
            <text:p>193,5</text:p>
          </table:table-cell>
          <table:table-cell office:value-type="string" calcext:value-type="string">
            <text:p>14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office:value-type="float" office:value="12098.39" calcext:value-type="float">
            <text:p>12 09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012.89" calcext:value-type="float">
            <text:p>1 013</text:p>
          </table:table-cell>
          <table:table-cell table:style-name="ce5" office:value-type="float" office:value="507.44" calcext:value-type="float">
            <text:p>507,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344.77" calcext:value-type="float">
            <text:p>5 345</text:p>
          </table:table-cell>
          <table:table-cell table:style-name="ce5" office:value-type="float" office:value="922.45" calcext:value-type="float">
            <text:p>922,45</text:p>
          </table:table-cell>
          <table:table-cell office:value-type="date" office:date-value="2022-11-16" calcext:value-type="date">
            <text:p>16.11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211.4" calcext:value-type="float">
            <text:p>211,4</text:p>
          </table:table-cell>
          <table:table-cell office:value-type="string" calcext:value-type="string">
            <text:p>31.3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956.49" calcext:value-type="float">
            <text:p>2 956</text:p>
          </table:table-cell>
          <table:table-cell table:style-name="ce5" office:value-type="float" office:value="25.5" calcext:value-type="float">
            <text:p>25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3236.87" calcext:value-type="float">
            <text:p>3 237</text:p>
          </table:table-cell>
          <table:table-cell table:style-name="ce5" office:value-type="float" office:value="769.9" calcext:value-type="float">
            <text:p>76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46" calcext:value-type="float">
            <text:p>44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11" calcext:value-type="float">
            <text:p>44,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88.23" calcext:value-type="float">
            <text:p>2 388</text:p>
          </table:table-cell>
          <table:table-cell table:style-name="ce5" office:value-type="float" office:value="41.85" calcext:value-type="float">
            <text:p>41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2991.02" calcext:value-type="float">
            <text:p>42 991</text:p>
          </table:table-cell>
          <table:table-cell table:style-name="ce5" office:value-type="float" office:value="13.3" calcext:value-type="float">
            <text:p>13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4829" calcext:value-type="float">
            <text:p>4 829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112.3" calcext:value-type="float">
            <text:p>112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380.17" calcext:value-type="float">
            <text:p>380,1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109.8" calcext:value-type="float">
            <text:p>109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59.41" calcext:value-type="float">
            <text:p>1 759</text:p>
          </table:table-cell>
          <table:table-cell table:style-name="ce5" office:value-type="float" office:value="37.1" calcext:value-type="float">
            <text:p>37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2500" calcext:value-type="float">
            <text:p>32 5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745.34" calcext:value-type="float">
            <text:p>6 745</text:p>
          </table:table-cell>
          <table:table-cell table:style-name="ce5" office:value-type="float" office:value="246.3" calcext:value-type="float">
            <text:p>246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5.3" calcext:value-type="float">
            <text:p>1 605</text:p>
          </table:table-cell>
          <table:table-cell table:style-name="ce5" office:value-type="float" office:value="198.75" calcext:value-type="float">
            <text:p>198,7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5" calcext:value-type="float">
            <text:p>1 038</text:p>
          </table:table-cell>
          <table:table-cell table:style-name="ce5" office:value-type="float" office:value="55.4" calcext:value-type="float">
            <text:p>55,4</text:p>
          </table:table-cell>
          <table:table-cell office:value-type="string" calcext:value-type="string">
            <text:p>21.1.20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4472.71" calcext:value-type="float">
            <text:p>4 473</text:p>
          </table:table-cell>
          <table:table-cell table:style-name="ce5" office:value-type="float" office:value="187.55" calcext:value-type="float">
            <text:p>187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6000" calcext:value-type="float">
            <text:p>56 000</text:p>
          </table:table-cell>
          <table:table-cell table:style-name="ce5" office:value-type="float" office:value="51.73" calcext:value-type="float">
            <text:p>51,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37381" calcext:value-type="float">
            <text:p>37 38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3875.49" calcext:value-type="float">
            <text:p>33 875</text:p>
          </table:table-cell>
          <table:table-cell table:style-name="ce5" office:value-type="float" office:value="64.5" calcext:value-type="float">
            <text:p>64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9852" calcext:value-type="float">
            <text:p>49 852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1.8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0" calcext:value-type="float">
            <text:p>9 450</text:p>
          </table:table-cell>
          <table:table-cell table:style-name="ce5" office:value-type="float" office:value="115.1" calcext:value-type="float">
            <text:p>115,1</text:p>
          </table:table-cell>
          <table:table-cell office:value-type="string" calcext:value-type="string">
            <text:p>30.5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978" calcext:value-type="float">
            <text:p>3 978</text:p>
          </table:table-cell>
          <table:table-cell table:style-name="ce5" office:value-type="float" office:value="133.25" calcext:value-type="float">
            <text:p>133,2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0" calcext:value-type="float">
            <text:p>10 500</text:p>
          </table:table-cell>
          <table:table-cell table:style-name="ce5" office:value-type="float" office:value="135.4" calcext:value-type="float">
            <text:p>135,4</text:p>
          </table:table-cell>
          <table:table-cell office:value-type="string" calcext:value-type="string">
            <text:p>22.1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939.16" calcext:value-type="float">
            <text:p>2 939</text:p>
          </table:table-cell>
          <table:table-cell table:style-name="ce5" office:value-type="float" office:value="80.05" calcext:value-type="float">
            <text:p>80,0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470.14" calcext:value-type="float">
            <text:p>3 470</text:p>
          </table:table-cell>
          <table:table-cell table:style-name="ce5" office:value-type="float" office:value="785.88" calcext:value-type="float">
            <text:p>785,88</text:p>
          </table:table-cell>
          <table:table-cell office:value-type="string" calcext:value-type="string">
            <text:p>15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42.35" calcext:value-type="float">
            <text:p>942</text:p>
          </table:table-cell>
          <table:table-cell table:style-name="ce5" office:value-type="float" office:value="107.3" calcext:value-type="float">
            <text:p>107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18.54" calcext:value-type="float">
            <text:p>118,5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31" calcext:value-type="float">
            <text:p>1 231</text:p>
          </table:table-cell>
          <table:table-cell table:style-name="ce5" office:value-type="float" office:value="344.08" calcext:value-type="float">
            <text:p>344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0" calcext:value-type="float">
            <text:p>1 710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978.49" calcext:value-type="float">
            <text:p>8 978</text:p>
          </table:table-cell>
          <table:table-cell table:style-name="ce5" office:value-type="float" office:value="55.8" calcext:value-type="float">
            <text:p>55,8</text:p>
          </table:table-cell>
          <table:table-cell office:value-type="string" calcext:value-type="string">
            <text:p>31.8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office:value-type="string" calcext:value-type="string">
            <text:p>18.10.2013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9.9" calcext:value-type="float">
            <text:p>59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257.28" calcext:value-type="float">
            <text:p>4 257</text:p>
          </table:table-cell>
          <table:table-cell table:style-name="ce5" office:value-type="float" office:value="287.12" calcext:value-type="float">
            <text:p>287,1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22.76" calcext:value-type="float">
            <text:p>3 323</text:p>
          </table:table-cell>
          <table:table-cell table:style-name="ce5" office:value-type="float" office:value="430.06" calcext:value-type="float">
            <text:p>430,0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6.53" calcext:value-type="float">
            <text:p>2 647</text:p>
          </table:table-cell>
          <table:table-cell table:style-name="ce5" office:value-type="float" office:value="97.97" calcext:value-type="float">
            <text:p>97,9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35.84" calcext:value-type="float">
            <text:p>35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100" calcext:value-type="float">
            <text:p>2 100</text:p>
          </table:table-cell>
          <table:table-cell table:style-name="ce5" office:value-type="float" office:value="77.9" calcext:value-type="float">
            <text:p>77,9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811.04" calcext:value-type="float">
            <text:p>5 811</text:p>
          </table:table-cell>
          <table:table-cell table:style-name="ce5" office:value-type="float" office:value="89.6" calcext:value-type="float">
            <text:p>8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600" calcext:value-type="float">
            <text:p>9 600</text:p>
          </table:table-cell>
          <table:table-cell table:style-name="ce5" office:value-type="float" office:value="66.7" calcext:value-type="float">
            <text:p>66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727.84" calcext:value-type="float">
            <text:p>7 728</text:p>
          </table:table-cell>
          <table:table-cell table:style-name="ce5" office:value-type="float" office:value="70.3" calcext:value-type="float">
            <text:p>7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0" calcext:value-type="float">
            <text:p>8 400</text:p>
          </table:table-cell>
          <table:table-cell table:style-name="ce5" office:value-type="float" office:value="65.6" calcext:value-type="float">
            <text:p>65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02.66" calcext:value-type="float">
            <text:p>3 003</text:p>
          </table:table-cell>
          <table:table-cell table:style-name="ce5" office:value-type="float" office:value="147.72" calcext:value-type="float">
            <text:p>147,7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46.27" calcext:value-type="float">
            <text:p>46,2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0" calcext:value-type="float">
            <text:p>13 000</text:p>
          </table:table-cell>
          <table:table-cell table:style-name="ce5" office:value-type="float" office:value="52.78" calcext:value-type="float">
            <text:p>52,7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90" calcext:value-type="float">
            <text:p>10 190</text:p>
          </table:table-cell>
          <table:table-cell table:style-name="ce5" office:value-type="float" office:value="51.51" calcext:value-type="float">
            <text:p>51,5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2.72" calcext:value-type="float">
            <text:p>103</text:p>
          </table:table-cell>
          <table:table-cell table:style-name="ce5" office:value-type="float" office:value="46.5" calcext:value-type="float">
            <text:p>4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24.18" calcext:value-type="float">
            <text:p>224</text:p>
          </table:table-cell>
          <table:table-cell table:style-name="ce5" office:value-type="float" office:value="22.74" calcext:value-type="float">
            <text:p>22,7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9.4" calcext:value-type="float">
            <text:p>2 649</text:p>
          </table:table-cell>
          <table:table-cell table:style-name="ce5" office:value-type="float" office:value="47.15" calcext:value-type="float">
            <text:p>47,1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75" calcext:value-type="float">
            <text:p>15 575</text:p>
          </table:table-cell>
          <table:table-cell table:style-name="ce5" office:value-type="float" office:value="28.03" calcext:value-type="float">
            <text:p>28,0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90.99" calcext:value-type="float">
            <text:p>15 591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16776.79" calcext:value-type="float">
            <text:p>16 777</text:p>
          </table:table-cell>
          <table:table-cell table:style-name="ce5" office:value-type="float" office:value="38.1" calcext:value-type="float">
            <text:p>38,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39.6" calcext:value-type="float">
            <text:p>39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431.32" calcext:value-type="float">
            <text:p>19 431</text:p>
          </table:table-cell>
          <table:table-cell table:style-name="ce5" office:value-type="float" office:value="25.65" calcext:value-type="float">
            <text:p>25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92" calcext:value-type="float">
            <text:p>2 692</text:p>
          </table:table-cell>
          <table:table-cell table:style-name="ce5" office:value-type="float" office:value="425.46" calcext:value-type="float">
            <text:p>425,4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15.08" calcext:value-type="float">
            <text:p>3 115</text:p>
          </table:table-cell>
          <table:table-cell table:style-name="ce5" office:value-type="float" office:value="27.67" calcext:value-type="float">
            <text:p>27,6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77.24" calcext:value-type="float">
            <text:p>77,2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950.67" calcext:value-type="float">
            <text:p>2 951</text:p>
          </table:table-cell>
          <table:table-cell table:style-name="ce5" office:value-type="float" office:value="97.5" calcext:value-type="float">
            <text:p>9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4.42" calcext:value-type="float">
            <text:p>24,4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44.97" calcext:value-type="float">
            <text:p>2 545</text:p>
          </table:table-cell>
          <table:table-cell table:style-name="ce5" office:value-type="float" office:value="1085.67" calcext:value-type="float">
            <text:p>1085,6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34.76" calcext:value-type="float">
            <text:p>535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6.09" calcext:value-type="float">
            <text:p>6 006</text:p>
          </table:table-cell>
          <table:table-cell table:style-name="ce5" office:value-type="float" office:value="995.6" calcext:value-type="float">
            <text:p>995,6</text:p>
          </table:table-cell>
          <table:table-cell office:value-type="string" calcext:value-type="string">
            <text:p>31.12.20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7752.5" calcext:value-type="float">
            <text:p>27 75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93.08" calcext:value-type="float">
            <text:p>193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821.25" calcext:value-type="float">
            <text:p>3 821</text:p>
          </table:table-cell>
          <table:table-cell table:style-name="ce5" office:value-type="float" office:value="135.31" calcext:value-type="float">
            <text:p>135,31</text:p>
          </table:table-cell>
          <table:table-cell office:value-type="string" calcext:value-type="string">
            <text:p>3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6933.08" calcext:value-type="float">
            <text:p>6 933</text:p>
          </table:table-cell>
          <table:table-cell table:style-name="ce5" office:value-type="float" office:value="102.95" calcext:value-type="float">
            <text:p>102,95</text:p>
          </table:table-cell>
          <table:table-cell office:value-type="string" calcext:value-type="string">
            <text:p>31.1.20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3348.9" calcext:value-type="float">
            <text:p>13 349</text:p>
          </table:table-cell>
          <table:table-cell table:style-name="ce5" office:value-type="float" office:value="191.9" calcext:value-type="float">
            <text:p>191,9</text:p>
          </table:table-cell>
          <table:table-cell office:value-type="string" calcext:value-type="string">
            <text:p>31.3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.41" calcext:value-type="float">
            <text:p>280</text:p>
          </table:table-cell>
          <table:table-cell table:style-name="ce5" office:value-type="float" office:value="727.47" calcext:value-type="float">
            <text:p>727,47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301.61" calcext:value-type="float">
            <text:p>301,61</text:p>
          </table:table-cell>
          <table:table-cell office:value-type="string" calcext:value-type="string">
            <text:p>29.4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962" calcext:value-type="float">
            <text:p>15 962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94.35" calcext:value-type="float">
            <text:p>94,3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663" calcext:value-type="float">
            <text:p>3 663</text:p>
          </table:table-cell>
          <table:table-cell table:style-name="ce5" office:value-type="float" office:value="484.76" calcext:value-type="float">
            <text:p>484,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38.1" calcext:value-type="float">
            <text:p>3 738</text:p>
          </table:table-cell>
          <table:table-cell table:style-name="ce5" office:value-type="float" office:value="53.95" calcext:value-type="float">
            <text:p>53,9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6.22" calcext:value-type="float">
            <text:p>306</text:p>
          </table:table-cell>
          <table:table-cell table:style-name="ce5" office:value-type="float" office:value="88.45" calcext:value-type="float">
            <text:p>88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7.94" calcext:value-type="float">
            <text:p>458</text:p>
          </table:table-cell>
          <table:table-cell table:style-name="ce5" office:value-type="float" office:value="281.1" calcext:value-type="float">
            <text:p>281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1.55" calcext:value-type="float">
            <text:p>41,5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137.4" calcext:value-type="float">
            <text:p>137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233.85" calcext:value-type="float">
            <text:p>233,8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7.5" calcext:value-type="float">
            <text:p>47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681.47" calcext:value-type="float">
            <text:p>681,47</text:p>
          </table:table-cell>
          <table:table-cell office:value-type="string" calcext:value-type="string">
            <text:p>19.5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EM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3092.36" calcext:value-type="float">
            <text:p>3 092</text:p>
          </table:table-cell>
          <table:table-cell table:style-name="ce5" office:value-type="float" office:value="45.02" calcext:value-type="float">
            <text:p>45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office:value-type="float" office:value="4654.7" calcext:value-type="float">
            <text:p>4 655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5011.74" calcext:value-type="float">
            <text:p>5 012</text:p>
          </table:table-cell>
          <table:table-cell table:style-name="ce5" office:value-type="float" office:value="86.5" calcext:value-type="float">
            <text:p>86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84.54" calcext:value-type="float">
            <text:p>6 085</text:p>
          </table:table-cell>
          <table:table-cell table:style-name="ce5" office:value-type="float" office:value="343" calcext:value-type="float">
            <text:p>34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720.74" calcext:value-type="float">
            <text:p>10 721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362" calcext:value-type="float">
            <text:p>19 362</text:p>
          </table:table-cell>
          <table:table-cell table:style-name="ce5" office:value-type="float" office:value="77.47" calcext:value-type="float">
            <text:p>77,47</text:p>
          </table:table-cell>
          <table:table-cell office:value-type="string" calcext:value-type="string">
            <text:p>19.4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15.26" calcext:value-type="float">
            <text:p>47 815</text:p>
          </table:table-cell>
          <table:table-cell table:style-name="ce5" office:value-type="float" office:value="19.65" calcext:value-type="float">
            <text:p>19,6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56.87" calcext:value-type="float">
            <text:p>2 457</text:p>
          </table:table-cell>
          <table:table-cell table:style-name="ce5" office:value-type="float" office:value="332.07" calcext:value-type="float">
            <text:p>332,0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54.28" calcext:value-type="float">
            <text:p>1 154</text:p>
          </table:table-cell>
          <table:table-cell table:style-name="ce5" office:value-type="float" office:value="18.23" calcext:value-type="float">
            <text:p>18,2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9749.02" calcext:value-type="float">
            <text:p>9 749</text:p>
          </table:table-cell>
          <table:table-cell table:style-name="ce5" office:value-type="float" office:value="837.17" calcext:value-type="float">
            <text:p>837,17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8944.06" calcext:value-type="float">
            <text:p>8 944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1.10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42.17" calcext:value-type="float">
            <text:p>1 142</text:p>
          </table:table-cell>
          <table:table-cell table:style-name="ce5" office:value-type="float" office:value="85.38" calcext:value-type="float">
            <text:p>85,3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4.14" calcext:value-type="float">
            <text:p>54,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656.98" calcext:value-type="float">
            <text:p>5 657</text:p>
          </table:table-cell>
          <table:table-cell table:style-name="ce5" office:value-type="float" office:value="413.27" calcext:value-type="float">
            <text:p>413,27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4842.77" calcext:value-type="float">
            <text:p>4 843</text:p>
          </table:table-cell>
          <table:table-cell table:style-name="ce5" office:value-type="float" office:value="200.35" calcext:value-type="float">
            <text:p>200,35</text:p>
          </table:table-cell>
          <table:table-cell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508.02" calcext:value-type="float">
            <text:p>3 508</text:p>
          </table:table-cell>
          <table:table-cell table:style-name="ce5" office:value-type="float" office:value="894.19" calcext:value-type="float">
            <text:p>894,19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2.06" calcext:value-type="float">
            <text:p>822</text:p>
          </table:table-cell>
          <table:table-cell table:style-name="ce5" office:value-type="float" office:value="286.63" calcext:value-type="float">
            <text:p>286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410.08" calcext:value-type="float">
            <text:p>23 410</text:p>
          </table:table-cell>
          <table:table-cell table:style-name="ce5" office:value-type="float" office:value="51.02" calcext:value-type="float">
            <text:p>51,0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482.08" calcext:value-type="float">
            <text:p>1 482</text:p>
          </table:table-cell>
          <table:table-cell table:style-name="ce5" office:value-type="float" office:value="181.64" calcext:value-type="float">
            <text:p>181,64</text:p>
          </table:table-cell>
          <table:table-cell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6000" calcext:value-type="float">
            <text:p>26 00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56.5" calcext:value-type="float">
            <text:p>1 25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02.27" calcext:value-type="float">
            <text:p>402</text:p>
          </table:table-cell>
          <table:table-cell table:style-name="ce5" office:value-type="float" office:value="2230.87" calcext:value-type="float">
            <text:p>2230,87</text:p>
          </table:table-cell>
          <table:table-cell office:value-type="string" calcext:value-type="string">
            <text:p>1.9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2210.18" calcext:value-type="float">
            <text:p>2 210</text:p>
          </table:table-cell>
          <table:table-cell table:style-name="ce5" office:value-type="float" office:value="130.36" calcext:value-type="float">
            <text:p>130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9.92" calcext:value-type="float">
            <text:p>220</text:p>
          </table:table-cell>
          <table:table-cell table:style-name="ce5" office:value-type="float" office:value="161.13" calcext:value-type="float">
            <text:p>161,1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0.84" calcext:value-type="float">
            <text:p>30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3.5" calcext:value-type="float">
            <text:p>33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15.7" calcext:value-type="float">
            <text:p>15,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87.2" calcext:value-type="float">
            <text:p>587</text:p>
          </table:table-cell>
          <table:table-cell table:style-name="ce5" office:value-type="float" office:value="163.31" calcext:value-type="float">
            <text:p>163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49.36" calcext:value-type="float">
            <text:p>949</text:p>
          </table:table-cell>
          <table:table-cell table:style-name="ce5" office:value-type="float" office:value="80.08" calcext:value-type="float">
            <text:p>80,08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4.44" calcext:value-type="float">
            <text:p>34,4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48.32" calcext:value-type="float">
            <text:p>48,3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0.3" calcext:value-type="float">
            <text:p>80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9.17" calcext:value-type="float">
            <text:p>59,1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84" calcext:value-type="float">
            <text:p>61,8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113.63" calcext:value-type="float">
            <text:p>113,6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1.3" calcext:value-type="float">
            <text:p>151,3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1.36" calcext:value-type="float">
            <text:p>31,3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4.08" calcext:value-type="float">
            <text:p>4 784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36.98" calcext:value-type="float">
            <text:p>737</text:p>
          </table:table-cell>
          <table:table-cell table:style-name="ce5" office:value-type="float" office:value="290.5" calcext:value-type="float">
            <text:p>290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974.97" calcext:value-type="float">
            <text:p>6 975</text:p>
          </table:table-cell>
          <table:table-cell table:style-name="ce5" office:value-type="float" office:value="416.69" calcext:value-type="float">
            <text:p>416,69</text:p>
          </table:table-cell>
          <table:table-cell office:value-type="string" calcext:value-type="string">
            <text:p>31.5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40.3" calcext:value-type="float">
            <text:p>540</text:p>
          </table:table-cell>
          <table:table-cell table:style-name="ce5" office:value-type="float" office:value="304.41" calcext:value-type="float">
            <text:p>304,41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297.8" calcext:value-type="float">
            <text:p>5 298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81.21" calcext:value-type="float">
            <text:p>181</text:p>
          </table:table-cell>
          <table:table-cell table:style-name="ce5" office:value-type="float" office:value="330.06" calcext:value-type="float">
            <text:p>330,06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645.15" calcext:value-type="float">
            <text:p>3 645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649.33" calcext:value-type="float">
            <text:p>23 649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54.64" calcext:value-type="float">
            <text:p>255</text:p>
          </table:table-cell>
          <table:table-cell table:style-name="ce5" office:value-type="float" office:value="792.61" calcext:value-type="float">
            <text:p>792,6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135.38" calcext:value-type="float">
            <text:p>3 135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office:value-type="string" calcext:value-type="string">
            <text:p>18.6.2019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3713.33" calcext:value-type="float">
            <text:p>3 713</text:p>
          </table:table-cell>
          <table:table-cell table:style-name="ce5" office:value-type="float" office:value="38.57" calcext:value-type="float">
            <text:p>38,57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356.87" calcext:value-type="float">
            <text:p>3 357</text:p>
          </table:table-cell>
          <table:table-cell table:style-name="ce5" office:value-type="float" office:value="183.23" calcext:value-type="float">
            <text:p>183,23</text:p>
          </table:table-cell>
          <table:table-cell office:value-type="string" calcext:value-type="string">
            <text:p>1.7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31.2" calcext:value-type="float">
            <text:p>2 131</text:p>
          </table:table-cell>
          <table:table-cell table:style-name="ce5" office:value-type="float" office:value="1876.88" calcext:value-type="float">
            <text:p>1876,88</text:p>
          </table:table-cell>
          <table:table-cell office:value-type="string" calcext:value-type="string">
            <text:p>8.4.202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8.2" calcext:value-type="float">
            <text:p>1 348</text:p>
          </table:table-cell>
          <table:table-cell table:style-name="ce5" office:value-type="float" office:value="113.04" calcext:value-type="float">
            <text:p>113,0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136" calcext:value-type="float">
            <text:p>6 136</text:p>
          </table:table-cell>
          <table:table-cell table:style-name="ce5" office:value-type="float" office:value="431.91" calcext:value-type="float">
            <text:p>431,91</text:p>
          </table:table-cell>
          <table:table-cell office:value-type="string" calcext:value-type="string">
            <text:p>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89.96" calcext:value-type="float">
            <text:p>89,9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594" calcext:value-type="float">
            <text:p>2 594</text:p>
          </table:table-cell>
          <table:table-cell table:style-name="ce5" office:value-type="float" office:value="75.16" calcext:value-type="float">
            <text:p>75,16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office:value-type="float" office:value="14040" calcext:value-type="float">
            <text:p>14 040</text:p>
          </table:table-cell>
          <table:table-cell table:style-name="ce5" office:value-type="float" office:value="1.5" calcext:value-type="float">
            <text:p>1,5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Řetězová</text:p>
          </table:table-cell>
          <table:table-cell office:value-type="string" calcext:value-type="string">
            <text:p>222/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Weiten - Trebetitsch, s.r.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98.05" calcext:value-type="float">
            <text:p>98,05</text:p>
          </table:table-cell>
          <table:table-cell office:value-type="date" office:date-value="2018-09-30" calcext:value-type="date">
            <text:p>30.09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OKUS optik a.s. <text:s text:c="5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1059.4" calcext:value-type="float">
            <text:p>21 059</text:p>
          </table:table-cell>
          <table:table-cell table:style-name="ce5" office:value-type="float" office:value="99" calcext:value-type="float">
            <text:p>99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Gammy Gold s.r.o. <text:s text:c="8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0" calcext:value-type="float">
            <text:p>30 000</text:p>
          </table:table-cell>
          <table:table-cell table:style-name="ce5" office:value-type="float" office:value="40" calcext:value-type="float">
            <text:p>4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DAD s. r. o. 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1780.76" calcext:value-type="float">
            <text:p>11 781</text:p>
          </table:table-cell>
          <table:table-cell table:style-name="ce5" office:value-type="float" office:value="477" calcext:value-type="float">
            <text:p>477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K Plus s.r.o.</text:p>
          </table:table-cell>
          <table:table-cell table:style-name="ce2"/>
          <table:table-cell office:value-type="float" office:value="25149.72" calcext:value-type="float">
            <text:p>25 150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Ularia Company <text:s/>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7301.72" calcext:value-type="float">
            <text:p>17 302</text:p>
          </table:table-cell>
          <table:table-cell table:style-name="ce5" office:value-type="float" office:value="97.1" calcext:value-type="float">
            <text:p>97,1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ARA Trutnov a.s. <text:s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22.16" calcext:value-type="float">
            <text:p>19 022</text:p>
          </table:table-cell>
          <table:table-cell table:style-name="ce5" office:value-type="float" office:value="91" calcext:value-type="float">
            <text:p>91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enediktová Martina</text:p>
          </table:table-cell>
          <table:table-cell table:style-name="ce2"/>
          <table:table-cell office:value-type="float" office:value="4060.92" calcext:value-type="float">
            <text:p>4 061</text:p>
          </table:table-cell>
          <table:table-cell table:style-name="ce5" office:value-type="float" office:value="21.14" calcext:value-type="float">
            <text:p>21,14</text:p>
          </table:table-cell>
          <table:table-cell office:value-type="date" office:date-value="2015-05-31" calcext:value-type="date">
            <text:p>31.05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ILKEN <text:s/>s.r.o. <text:s text:c="6"/></text:p>
          </table:table-cell>
          <table:table-cell table:style-name="ce2"/>
          <table:table-cell office:value-type="float" office:value="5634.72" calcext:value-type="float">
            <text:p>5 635</text:p>
          </table:table-cell>
          <table:table-cell table:style-name="ce5" office:value-type="float" office:value="76.8" calcext:value-type="float">
            <text:p>76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BE PRAHA s.r.o. <text:s text:c="16"/></text:p>
          </table:table-cell>
          <table:table-cell table:style-name="ce2"/>
          <table:table-cell office:value-type="float" office:value="5396.04" calcext:value-type="float">
            <text:p>5 396</text:p>
          </table:table-cell>
          <table:table-cell table:style-name="ce5" office:value-type="float" office:value="46" calcext:value-type="float">
            <text:p>46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mková Zuzana</text:p>
          </table:table-cell>
          <table:table-cell table:style-name="ce2"/>
          <table:table-cell office:value-type="float" office:value="15640.44" calcext:value-type="float">
            <text:p>15 640</text:p>
          </table:table-cell>
          <table:table-cell table:style-name="ce5" office:value-type="float" office:value="8.9" calcext:value-type="float">
            <text:p>8,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XCES 5555 s.r.o.</text:p>
          </table:table-cell>
          <table:table-cell table:style-name="ce2"/>
          <table:table-cell office:value-type="float" office:value="5856.24" calcext:value-type="float">
            <text:p>5 856</text:p>
          </table:table-cell>
          <table:table-cell table:style-name="ce5" office:value-type="float" office:value="112.7" calcext:value-type="float">
            <text:p>112,7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álová Terezie</text:p>
          </table:table-cell>
          <table:table-cell table:style-name="ce2"/>
          <table:table-cell office:value-type="float" office:value="16145.04" calcext:value-type="float">
            <text:p>16 145</text:p>
          </table:table-cell>
          <table:table-cell table:style-name="ce5" office:value-type="float" office:value="26" calcext:value-type="float">
            <text:p>26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inkeová Dana <text:s text:c="2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919.12" calcext:value-type="float">
            <text:p>14 919</text:p>
          </table:table-cell>
          <table:table-cell table:style-name="ce5" office:value-type="float" office:value="31" calcext:value-type="float">
            <text:p>31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korp s. r. o.</text:p>
          </table:table-cell>
          <table:table-cell table:style-name="ce2"/>
          <table:table-cell office:value-type="float" office:value="15529.44" calcext:value-type="float">
            <text:p>15 529</text:p>
          </table:table-cell>
          <table:table-cell table:style-name="ce5" office:value-type="float" office:value="8.5" calcext:value-type="float">
            <text:p>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fé Bar Platýz s. r. 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5019" calcext:value-type="float">
            <text:p>5 019</text:p>
          </table:table-cell>
          <table:table-cell table:style-name="ce5" office:value-type="float" office:value="263" calcext:value-type="float">
            <text:p>263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udychová Alena</text:p>
          </table:table-cell>
          <table:table-cell table:style-name="ce2"/>
          <table:table-cell office:value-type="float" office:value="8319.96" calcext:value-type="float">
            <text:p>8 32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Zlatá loď, s.r.o. <text:s text:c="8"/></text:p>
          </table:table-cell>
          <table:table-cell table:style-name="ce2"/>
          <table:table-cell office:value-type="float" office:value="7999.92" calcext:value-type="float">
            <text:p>8 000</text:p>
          </table:table-cell>
          <table:table-cell table:style-name="ce5" office:value-type="float" office:value="150" calcext:value-type="float">
            <text:p>150</text:p>
          </table:table-cell>
          <table:table-cell office:value-type="date" office:date-value="2017-07-31" calcext:value-type="date">
            <text:p>31.07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 - DRIVE s. r. o.</text:p>
          </table:table-cell>
          <table:table-cell table:style-name="ce2"/>
          <table:table-cell office:value-type="float" office:value="8071.8" calcext:value-type="float">
            <text:p>8 072</text:p>
          </table:table-cell>
          <table:table-cell table:style-name="ce5" office:value-type="float" office:value="89.2" calcext:value-type="float">
            <text:p>89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ADIN ANTIK s.r.o.</text:p>
          </table:table-cell>
          <table:table-cell table:style-name="ce2"/>
          <table:table-cell office:value-type="float" office:value="8638.8" calcext:value-type="float">
            <text:p>8 639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ULTRA PRAHA s.r.o.</text:p>
          </table:table-cell>
          <table:table-cell table:style-name="ce2"/>
          <table:table-cell office:value-type="float" office:value="8811.12" calcext:value-type="float">
            <text:p>8 811</text:p>
          </table:table-cell>
          <table:table-cell table:style-name="ce5" office:value-type="float" office:value="84.57" calcext:value-type="float">
            <text:p>84,5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903.4" calcext:value-type="float">
            <text:p>14 903</text:p>
          </table:table-cell>
          <table:table-cell table:style-name="ce5" office:value-type="float" office:value="50" calcext:value-type="float">
            <text:p>50</text:p>
          </table:table-cell>
          <table:table-cell office:value-type="date" office:date-value="2017-08-31" calcext:value-type="date">
            <text:p>31.08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/>
          <table:table-cell office:value-type="float" office:value="2469.6" calcext:value-type="float">
            <text:p>2 470</text:p>
          </table:table-cell>
          <table:table-cell table:style-name="ce5" office:value-type="float" office:value="9.14" calcext:value-type="float">
            <text:p>9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Mojmír, Ing.arch.</text:p>
          </table:table-cell>
          <table:table-cell table:style-name="ce2"/>
          <table:table-cell office:value-type="float" office:value="5762.64" calcext:value-type="float">
            <text:p>5 763</text:p>
          </table:table-cell>
          <table:table-cell table:style-name="ce5" office:value-type="float" office:value="177.9" calcext:value-type="float">
            <text:p>177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2"/>
          <table:table-cell office:value-type="float" office:value="455.64" calcext:value-type="float">
            <text:p>456</text:p>
          </table:table-cell>
          <table:table-cell table:style-name="ce5" office:value-type="float" office:value="710" calcext:value-type="float">
            <text:p>71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dační fond Festival spisovatelů Praha </text:p>
          </table:table-cell>
          <table:table-cell table:style-name="ce2"/>
          <table:table-cell office:value-type="float" office:value="1367.88" calcext:value-type="float">
            <text:p>1 368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ARCHITECTS s.r.o.</text:p>
          </table:table-cell>
          <table:table-cell table:style-name="ce2"/>
          <table:table-cell office:value-type="float" office:value="2596.2" calcext:value-type="float">
            <text:p>2 59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zykový Institut Praha s.r.o.</text:p>
          </table:table-cell>
          <table:table-cell table:style-name="ce2"/>
          <table:table-cell office:value-type="float" office:value="2698.08" calcext:value-type="float">
            <text:p>2 698</text:p>
          </table:table-cell>
          <table:table-cell table:style-name="ce5" office:value-type="float" office:value="584.35" calcext:value-type="float">
            <text:p>584,3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Oplt Libor <text:s/></text:p>
          </table:table-cell>
          <table:table-cell table:style-name="ce2"/>
          <table:table-cell office:value-type="float" office:value="1306.92" calcext:value-type="float">
            <text:p>1 307</text:p>
          </table:table-cell>
          <table:table-cell table:style-name="ce5" office:value-type="float" office:value="56" calcext:value-type="float">
            <text:p>56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rochová Andrea</text:p>
          </table:table-cell>
          <table:table-cell table:style-name="ce2"/>
          <table:table-cell office:value-type="float" office:value="1809.84" calcext:value-type="float">
            <text:p>1 810</text:p>
          </table:table-cell>
          <table:table-cell table:style-name="ce5" office:value-type="float" office:value="30.5" calcext:value-type="float">
            <text:p>30,5</text:p>
          </table:table-cell>
          <table:table-cell office:value-type="date" office:date-value="2015-03-31" calcext:value-type="date">
            <text:p>31.03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 <text:s text:c="16"/></text:p>
          </table:table-cell>
          <table:table-cell table:style-name="ce2"/>
          <table:table-cell office:value-type="float" office:value="610.44" calcext:value-type="float">
            <text:p>610</text:p>
          </table:table-cell>
          <table:table-cell table:style-name="ce5" office:value-type="float" office:value="14" calcext:value-type="float">
            <text:p>14</text:p>
          </table:table-cell>
          <table:table-cell office:value-type="date" office:date-value="2019-10-31" calcext:value-type="date">
            <text:p>31.10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V Retail,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52.2857142857" calcext:value-type="float">
            <text:p>32 852</text:p>
          </table:table-cell>
          <table:table-cell table:style-name="ce5" office:value-type="float" office:value="42" calcext:value-type="float">
            <text:p>42</text:p>
          </table:table-cell>
          <table:table-cell office:value-type="date" office:date-value="2016-08-31" calcext:value-type="date">
            <text:p>31.08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/>
          <table:table-cell office:value-type="float" office:value="4922.94774058115" calcext:value-type="float">
            <text:p>4 923</text:p>
          </table:table-cell>
          <table:table-cell table:style-name="ce5" office:value-type="float" office:value="271.53" calcext:value-type="float">
            <text:p>271,53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83.1363636364" calcext:value-type="float">
            <text:p>32 883</text:p>
          </table:table-cell>
          <table:table-cell table:style-name="ce5" office:value-type="float" office:value="88" calcext:value-type="float">
            <text:p>88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pean Travel Partner s.r.o.</text:p>
          </table:table-cell>
          <table:table-cell table:style-name="ce2"/>
          <table:table-cell office:value-type="float" office:value="18418.6046511628" calcext:value-type="float">
            <text:p>18 419</text:p>
          </table:table-cell>
          <table:table-cell table:style-name="ce5" office:value-type="float" office:value="21.5" calcext:value-type="float">
            <text:p>2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LU,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56445.6" calcext:value-type="float">
            <text:p>56 446</text:p>
          </table:table-cell>
          <table:table-cell table:style-name="ce5" office:value-type="float" office:value="5" calcext:value-type="float">
            <text:p>5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/>
          <table:table-cell office:value-type="float" office:value="8502.88490737929" calcext:value-type="float">
            <text:p>8 503</text:p>
          </table:table-cell>
          <table:table-cell table:style-name="ce5" office:value-type="float" office:value="98.79" calcext:value-type="float">
            <text:p>98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R. Food Light, s.r.o.</text:p>
          </table:table-cell>
          <table:table-cell table:style-name="ce2"/>
          <table:table-cell office:value-type="float" office:value="12043.3560818948" calcext:value-type="float">
            <text:p>12 043</text:p>
          </table:table-cell>
          <table:table-cell table:style-name="ce5" office:value-type="float" office:value="99.64" calcext:value-type="float">
            <text:p>99,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evosadová Klára Ing. - ARTIRIS</text:p>
          </table:table-cell>
          <table:table-cell table:style-name="ce2"/>
          <table:table-cell office:value-type="float" office:value="2153.84615384615" calcext:value-type="float">
            <text:p>2 154</text:p>
          </table:table-cell>
          <table:table-cell table:style-name="ce5" office:value-type="float" office:value="195" calcext:value-type="float">
            <text:p>19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C PRINT, spol. s r.o.</text:p>
          </table:table-cell>
          <table:table-cell table:style-name="ce2"/>
          <table:table-cell office:value-type="float" office:value="2640" calcext:value-type="float">
            <text:p>2 640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ňátko Zdeněk Mgr. </text:p>
          </table:table-cell>
          <table:table-cell table:style-name="ce2"/>
          <table:table-cell office:value-type="float" office:value="3600" calcext:value-type="float">
            <text:p>3 600</text:p>
          </table:table-cell>
          <table:table-cell table:style-name="ce5" office:value-type="float" office:value="35.5" calcext:value-type="float">
            <text:p>3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auermannová Vlasta JUDr.</text:p>
          </table:table-cell>
          <table:table-cell table:style-name="ce2"/>
          <table:table-cell office:value-type="float" office:value="4626.37362637363" calcext:value-type="float">
            <text:p>4 626</text:p>
          </table:table-cell>
          <table:table-cell table:style-name="ce5" office:value-type="float" office:value="54.6" calcext:value-type="float">
            <text:p>5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kl Jiří JUDr. </text:p>
          </table:table-cell>
          <table:table-cell table:style-name="ce2"/>
          <table:table-cell office:value-type="float" office:value="5148.23300970874" calcext:value-type="float">
            <text:p>5 148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HELL REALTY CORPORATION PRAGUE spol. s r.o.</text:p>
          </table:table-cell>
          <table:table-cell table:style-name="ce2"/>
          <table:table-cell office:value-type="float" office:value="3076.92307692308" calcext:value-type="float">
            <text:p>3 077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kařová Daniela</text:p>
          </table:table-cell>
          <table:table-cell table:style-name="ce2"/>
          <table:table-cell office:value-type="float" office:value="4176.04035308953" calcext:value-type="float">
            <text:p>4 176</text:p>
          </table:table-cell>
          <table:table-cell table:style-name="ce5" office:value-type="float" office:value="23.79" calcext:value-type="float">
            <text:p>23,79</text:p>
          </table:table-cell>
          <table:table-cell office:value-type="date" office:date-value="2016-06-30" calcext:value-type="date">
            <text:p>30.06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/>
          <table:table-cell office:value-type="float" office:value="3956.8" calcext:value-type="float">
            <text:p>3 957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tejlová Marija Mgr.</text:p>
          </table:table-cell>
          <table:table-cell table:style-name="ce2"/>
          <table:table-cell office:value-type="float" office:value="1214.61538461538" calcext:value-type="float">
            <text:p>1 215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 vries Justitia s.r.o.</text:p>
          </table:table-cell>
          <table:table-cell table:style-name="ce2"/>
          <table:table-cell office:value-type="float" office:value="2885.71428571429" calcext:value-type="float">
            <text:p>2 886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ym Ladislav JUDr., Mika Miroslav JUDr.</text:p>
          </table:table-cell>
          <table:table-cell table:style-name="ce2"/>
          <table:table-cell office:value-type="float" office:value="3819.05388883664" calcext:value-type="float">
            <text:p>3 819</text:p>
          </table:table-cell>
          <table:table-cell table:style-name="ce5" office:value-type="float" office:value="106.33" calcext:value-type="float">
            <text:p>106,3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TARMAN BOHEMIA, spol. s r.o.</text:p>
          </table:table-cell>
          <table:table-cell table:style-name="ce2"/>
          <table:table-cell office:value-type="float" office:value="2909.09090909091" calcext:value-type="float">
            <text:p>2 909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dová Milena</text:p>
          </table:table-cell>
          <table:table-cell table:style-name="ce2"/>
          <table:table-cell office:value-type="float" office:value="2856.47058823529" calcext:value-type="float">
            <text:p>2 856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Štoček Tomáš</text:p>
          </table:table-cell>
          <table:table-cell table:style-name="ce2"/>
          <table:table-cell office:value-type="float" office:value="1381.5" calcext:value-type="float">
            <text:p>1 38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</text:p>
          </table:table-cell>
          <table:table-cell table:style-name="ce2"/>
          <table:table-cell office:value-type="float" office:value="1355.96628099174" calcext:value-type="float">
            <text:p>1 356</text:p>
          </table:table-cell>
          <table:table-cell table:style-name="ce5" office:value-type="float" office:value="60.5" calcext:value-type="float">
            <text:p>60,5</text:p>
          </table:table-cell>
          <table:table-cell office:value-type="date" office:date-value="2021-06-30" calcext:value-type="date">
            <text:p>30.06.20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/>
          <table:table-cell office:value-type="float" office:value="15882" calcext:value-type="float">
            <text:p>15 882</text:p>
          </table:table-cell>
          <table:table-cell table:style-name="ce5" office:value-type="float" office:value="12" calcext:value-type="float">
            <text:p>12</text:p>
          </table:table-cell>
          <table:table-cell office:value-type="date" office:date-value="2016-10-31" calcext:value-type="date">
            <text:p>31.10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</text:p>
          </table:table-cell>
          <table:table-cell table:style-name="ce2"/>
          <table:table-cell/>
          <table:table-cell table:style-name="ce5" office:value-type="float" office:value="146" calcext:value-type="float">
            <text:p>14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UCKY RABBIT,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86.20689655172" calcext:value-type="float">
            <text:p>2 586</text:p>
          </table:table-cell>
          <table:table-cell table:style-name="ce5" office:value-type="float" office:value="672.8" calcext:value-type="float">
            <text:p>672,8</text:p>
          </table:table-cell>
          <table:table-cell office:value-type="date" office:date-value="2020-04-30" calcext:value-type="date">
            <text:p>30.04.20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yskočil Hassan Anife Ismet</text:p>
          </table:table-cell>
          <table:table-cell table:style-name="ce2"/>
          <table:table-cell office:value-type="float" office:value="3001.71428571429" calcext:value-type="float">
            <text:p>3 002</text:p>
          </table:table-cell>
          <table:table-cell table:style-name="ce5" office:value-type="float" office:value="35" calcext:value-type="float">
            <text:p>35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jša Petr</text:p>
          </table:table-cell>
          <table:table-cell table:style-name="ce2"/>
          <table:table-cell office:value-type="float" office:value="2799.96" calcext:value-type="float">
            <text:p>2 800</text:p>
          </table:table-cell>
          <table:table-cell table:style-name="ce5" office:value-type="float" office:value="100" calcext:value-type="float">
            <text:p>100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lažek Jan - JaKa Trans</text:p>
          </table:table-cell>
          <table:table-cell table:style-name="ce2"/>
          <table:table-cell office:value-type="float" office:value="2797.92" calcext:value-type="float">
            <text:p>2 798</text:p>
          </table:table-cell>
          <table:table-cell table:style-name="ce5" office:value-type="float" office:value="116" calcext:value-type="float">
            <text:p>116</text:p>
          </table:table-cell>
          <table:table-cell office:value-type="date" office:date-value="2013-01-31" calcext:value-type="date">
            <text:p>31.01.20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/>
          <table:table-cell office:value-type="float" office:value="172.590140338251" calcext:value-type="float">
            <text:p>173</text:p>
          </table:table-cell>
          <table:table-cell table:style-name="ce5" office:value-type="float" office:value="2779" calcext:value-type="float">
            <text:p>2779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UniCredit Bank Czech Republic and Slovakia, a.s.</text:p>
          </table:table-cell>
          <table:table-cell table:style-name="ce2"/>
          <table:table-cell office:value-type="float" office:value="18563.9971312455" calcext:value-type="float">
            <text:p>18 564</text:p>
          </table:table-cell>
          <table:table-cell table:style-name="ce5" office:value-type="float" office:value="418.3" calcext:value-type="float">
            <text:p>418,3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7120.65742574258" calcext:value-type="float">
            <text:p>7 121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/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OMI CZ,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75.8620689655" calcext:value-type="float">
            <text:p>20 276</text:p>
          </table:table-cell>
          <table:table-cell table:style-name="ce5" office:value-type="float" office:value="58" calcext:value-type="float">
            <text:p>58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/>
          <table:table-cell office:value-type="float" office:value="8121.85714285714" calcext:value-type="float">
            <text:p>8 12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TAVROSS-CZ.POL. s.r.o.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5" calcext:value-type="float">
            <text:p>10 485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řečková Zdena</text:p>
          </table:table-cell>
          <table:table-cell table:style-name="ce2"/>
          <table:table-cell office:value-type="float" office:value="19200" calcext:value-type="float">
            <text:p>19 2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/>
          <table:table-cell office:value-type="float" office:value="6645.33292514924" calcext:value-type="float">
            <text:p>6 645</text:p>
          </table:table-cell>
          <table:table-cell table:style-name="ce5" office:value-type="float" office:value="1542.6" calcext:value-type="float">
            <text:p>1542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avigante s.r.o.</text:p>
          </table:table-cell>
          <table:table-cell table:style-name="ce2"/>
          <table:table-cell office:value-type="float" office:value="3348.82941176471" calcext:value-type="float">
            <text:p>3 349</text:p>
          </table:table-cell>
          <table:table-cell table:style-name="ce5" office:value-type="float" office:value="680" calcext:value-type="float">
            <text:p>680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DRUŽENÍ VÝTVARNÝCH KRITIKŮ A TEORETIKŮ</text:p>
          </table:table-cell>
          <table:table-cell table:style-name="ce2"/>
          <table:table-cell office:value-type="float" office:value="1439.14503816794" calcext:value-type="float">
            <text:p>1 439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5913.85842472582" calcext:value-type="float">
            <text:p>5 914</text:p>
          </table:table-cell>
          <table:table-cell table:style-name="ce5" office:value-type="float" office:value="401.2" calcext:value-type="float">
            <text:p>40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5913.84172661871" calcext:value-type="float">
            <text:p>5 914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/>
          <table:table-cell office:value-type="float" office:value="5913.75609756098" calcext:value-type="float">
            <text:p>5 914</text:p>
          </table:table-cell>
          <table:table-cell table:style-name="ce5" office:value-type="float" office:value="61.5" calcext:value-type="float">
            <text:p>61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Liška Štěpán JUDr.</text:p>
          </table:table-cell>
          <table:table-cell table:style-name="ce2"/>
          <table:table-cell office:value-type="float" office:value="6225" calcext:value-type="float">
            <text:p>6 22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ZA Trade, s.r.o.</text:p>
          </table:table-cell>
          <table:table-cell table:style-name="ce2"/>
          <table:table-cell office:value-type="float" office:value="6811.0987791343" calcext:value-type="float">
            <text:p>6 811</text:p>
          </table:table-cell>
          <table:table-cell table:style-name="ce5" office:value-type="float" office:value="90.1" calcext:value-type="float">
            <text:p>90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rettinger Václav JUDr., advokát</text:p>
          </table:table-cell>
          <table:table-cell table:style-name="ce2"/>
          <table:table-cell office:value-type="float" office:value="6600" calcext:value-type="float">
            <text:p>6 600</text:p>
          </table:table-cell>
          <table:table-cell table:style-name="ce5" office:value-type="float" office:value="24.6" calcext:value-type="float">
            <text:p>24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ohemia Apartments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K Šarina, s.r.o.</text:p>
          </table:table-cell>
          <table:table-cell table:style-name="ce2"/>
          <table:table-cell office:value-type="float" office:value="5400" calcext:value-type="float">
            <text:p>5 4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uro Cargo &amp; Transportation,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/>
          <table:table-cell office:value-type="float" office:value="6559.72027972028" calcext:value-type="float">
            <text:p>6 56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GK center s.r.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37.8" calcext:value-type="float">
            <text:p>3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emešová Ilona JUDr., <text:s/>notářka v Praze</text:p>
          </table:table-cell>
          <table:table-cell table:style-name="ce2"/>
          <table:table-cell office:value-type="float" office:value="4069.97872340426" calcext:value-type="float">
            <text:p>4 070</text:p>
          </table:table-cell>
          <table:table-cell table:style-name="ce5" office:value-type="float" office:value="188" calcext:value-type="float">
            <text:p>188</text:p>
          </table:table-cell>
          <table:table-cell office:value-type="date" office:date-value="2017-04-30" calcext:value-type="date">
            <text:p>30.04.20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druško Jan Mgr.</text:p>
          </table:table-cell>
          <table:table-cell table:style-name="ce2"/>
          <table:table-cell office:value-type="float" office:value="4655.97992751603" calcext:value-type="float">
            <text:p>4 656</text:p>
          </table:table-cell>
          <table:table-cell table:style-name="ce5" office:value-type="float" office:value="430.44" calcext:value-type="float">
            <text:p>430,44</text:p>
          </table:table-cell>
          <table:table-cell office:value-type="date" office:date-value="2015-03-31" calcext:value-type="date">
            <text:p>31.03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bu Assad Maruan Mgr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1.9" calcext:value-type="float">
            <text:p>1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ndřejová Eva JUDr., LL.M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2.2" calcext:value-type="float">
            <text:p>12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Iuris Centrum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202" calcext:value-type="float">
            <text:p>20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oslovak Models s.r.o.</text:p>
          </table:table-cell>
          <table:table-cell table:style-name="ce2"/>
          <table:table-cell office:value-type="float" office:value="4800" calcext:value-type="float">
            <text:p>4 800</text:p>
          </table:table-cell>
          <table:table-cell table:style-name="ce5" office:value-type="float" office:value="114" calcext:value-type="float">
            <text:p>114</text:p>
          </table:table-cell>
          <table:table-cell office:value-type="date" office:date-value="2016-07-31" calcext:value-type="date">
            <text:p>31.07.20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RLÍČKOVÁ PARTNERS s.r.o.</text:p>
          </table:table-cell>
          <table:table-cell table:style-name="ce2"/>
          <table:table-cell office:value-type="float" office:value="1800" calcext:value-type="float">
            <text:p>1 800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360.9" calcext:value-type="float">
            <text:p>36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542" calcext:value-type="float">
            <text:p>5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329" calcext:value-type="float">
            <text:p>13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30" calcext:value-type="float">
            <text:p>1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25.2" calcext:value-type="float">
            <text:p>2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2.1" calcext:value-type="float">
            <text:p>12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8.8" calcext:value-type="float">
            <text:p>18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9.5" calcext:value-type="float">
            <text:p>19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40.3" calcext:value-type="float">
            <text:p>40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 s.</text:p>
          </table:table-cell>
          <table:table-cell table:style-name="ce2"/>
          <table:table-cell office:value-type="float" office:value="4731.97584124245" calcext:value-type="float">
            <text:p>4 732</text:p>
          </table:table-cell>
          <table:table-cell table:style-name="ce5" office:value-type="float" office:value="1159" calcext:value-type="float">
            <text:p>115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HARAFLI, s. r. o. <text:s text:c="19"/>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25000" calcext:value-type="float">
            <text:p>25 000</text:p>
          </table:table-cell>
          <table:table-cell table:style-name="ce5" office:value-type="float" office:value="9.6" calcext:value-type="float">
            <text:p>9,6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ana Klapková</text:p>
          </table:table-cell>
          <table:table-cell table:style-name="ce2"/>
          <table:table-cell office:value-type="float" office:value="18000" calcext:value-type="float">
            <text:p>18 000</text:p>
          </table:table-cell>
          <table:table-cell table:style-name="ce5" office:value-type="float" office:value="4.4" calcext:value-type="float">
            <text:p>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Thoralf Schenker 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600" calcext:value-type="float">
            <text:p>15 600</text:p>
          </table:table-cell>
          <table:table-cell table:style-name="ce5" office:value-type="float" office:value="11.1" calcext:value-type="float">
            <text:p>11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NDr. Otto Kembic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1399.2920353982" calcext:value-type="float">
            <text:p>21 399</text:p>
          </table:table-cell>
          <table:table-cell table:style-name="ce5" office:value-type="float" office:value="11.3" calcext:value-type="float">
            <text:p>11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aleri style s. r.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600" calcext:value-type="float">
            <text:p>15 600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TIZ, spol.s r. o.</text:p>
          </table:table-cell>
          <table:table-cell table:style-name="ce2"/>
          <table:table-cell office:value-type="float" office:value="5097.74436090226" calcext:value-type="float">
            <text:p>5 098</text:p>
          </table:table-cell>
          <table:table-cell table:style-name="ce5" office:value-type="float" office:value="266" calcext:value-type="float">
            <text:p>266</text:p>
          </table:table-cell>
          <table:table-cell office:value-type="date" office:date-value="2015-05-31" calcext:value-type="date">
            <text:p>31.05.20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České poijištění a. s.</text:p>
          </table:table-cell>
          <table:table-cell table:style-name="ce2"/>
          <table:table-cell office:value-type="float" office:value="2348.3922829582" calcext:value-type="float">
            <text:p>2 348</text:p>
          </table:table-cell>
          <table:table-cell table:style-name="ce5" office:value-type="float" office:value="124.4" calcext:value-type="float">
            <text:p>124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asyChange, s. r. o. <text:s text:c="12"/></text:p>
          </table:table-cell>
          <table:table-cell table:style-name="ce2"/>
          <table:table-cell office:value-type="float" office:value="3600" calcext:value-type="float">
            <text:p>3 600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4.5" calcext:value-type="float">
            <text:p>14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a Steyrerová</text:p>
          </table:table-cell>
          <table:table-cell table:style-name="ce2"/>
          <table:table-cell office:value-type="float" office:value="13200" calcext:value-type="float">
            <text:p>13 200</text:p>
          </table:table-cell>
          <table:table-cell table:style-name="ce5" office:value-type="float" office:value="43.6" calcext:value-type="float">
            <text:p>43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lára Štěpánková</text:p>
          </table:table-cell>
          <table:table-cell table:style-name="ce2"/>
          <table:table-cell office:value-type="float" office:value="10935.8441558442" calcext:value-type="float">
            <text:p>10 936</text:p>
          </table:table-cell>
          <table:table-cell table:style-name="ce5" office:value-type="float" office:value="46.2" calcext:value-type="float">
            <text:p>46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ermin Kulenovič</text:p>
          </table:table-cell>
          <table:table-cell table:style-name="ce2"/>
          <table:table-cell office:value-type="float" office:value="14716.7398119122" calcext:value-type="float">
            <text:p>14 717</text:p>
          </table:table-cell>
          <table:table-cell table:style-name="ce5" office:value-type="float" office:value="31.9" calcext:value-type="float">
            <text:p>31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agazza s. r.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52.6451612903" calcext:value-type="float">
            <text:p>15 053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h To Hai</text:p>
          </table:table-cell>
          <table:table-cell table:style-name="ce2"/>
          <table:table-cell office:value-type="float" office:value="8920.72572038421" calcext:value-type="float">
            <text:p>8 921</text:p>
          </table:table-cell>
          <table:table-cell table:style-name="ce5" office:value-type="float" office:value="93.7" calcext:value-type="float">
            <text:p>93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artin Cígler</text:p>
          </table:table-cell>
          <table:table-cell table:style-name="ce2"/>
          <table:table-cell office:value-type="float" office:value="14400" calcext:value-type="float">
            <text:p>14 40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ll IT spol. s. r. o.</text:p>
          </table:table-cell>
          <table:table-cell table:style-name="ce2"/>
          <table:table-cell office:value-type="float" office:value="12000" calcext:value-type="float">
            <text:p>12 000</text:p>
          </table:table-cell>
          <table:table-cell table:style-name="ce5" office:value-type="float" office:value="36.1" calcext:value-type="float">
            <text:p>36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EGAN-PARK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17.0731707317" calcext:value-type="float">
            <text:p>11 217</text:p>
          </table:table-cell>
          <table:table-cell table:style-name="ce5" office:value-type="float" office:value="49.2" calcext:value-type="float">
            <text:p>49,2</text:p>
          </table:table-cell>
          <table:table-cell office:value-type="date" office:date-value="2019-02-28" calcext:value-type="date">
            <text:p>28.02.20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PORTIGO s. r. o.</text:p>
          </table:table-cell>
          <table:table-cell table:style-name="ce2"/>
          <table:table-cell office:value-type="float" office:value="13200" calcext:value-type="float">
            <text:p>13 20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PORTIGO s. r. o.</text:p>
          </table:table-cell>
          <table:table-cell table:style-name="ce2"/>
          <table:table-cell office:value-type="float" office:value="2483.91608391608" calcext:value-type="float">
            <text:p>2 484</text:p>
          </table:table-cell>
          <table:table-cell table:style-name="ce5" office:value-type="float" office:value="42.9" calcext:value-type="float">
            <text:p>42,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V KSČM</text:p>
          </table:table-cell>
          <table:table-cell table:style-name="ce2"/>
          <table:table-cell office:value-type="float" office:value="216" calcext:value-type="float">
            <text:p>216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gr. Pavla Štěpničková</text:p>
          </table:table-cell>
          <table:table-cell table:style-name="ce2"/>
          <table:table-cell office:value-type="float" office:value="1500" calcext:value-type="float">
            <text:p>1 500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 Mihle - STAROMÉSTSKÁ AGENTURA</text:p>
          </table:table-cell>
          <table:table-cell table:style-name="ce2"/>
          <table:table-cell office:value-type="float" office:value="3921.27272727273" calcext:value-type="float">
            <text:p>3 92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 SOLUTIONS s. r. o.</text:p>
          </table:table-cell>
          <table:table-cell table:style-name="ce2"/>
          <table:table-cell office:value-type="float" office:value="2400" calcext:value-type="float">
            <text:p>2 400</text:p>
          </table:table-cell>
          <table:table-cell table:style-name="ce5" office:value-type="float" office:value="33.65" calcext:value-type="float">
            <text:p>33,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ILA TRADING s. r. o.</text:p>
          </table:table-cell>
          <table:table-cell table:style-name="ce2"/>
          <table:table-cell office:value-type="float" office:value="3682.2" calcext:value-type="float">
            <text:p>3 682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utná rekonstrukce</text:p>
          </table:table-cell>
          <table:table-cell table:style-name="ce2"/>
          <table:table-cell/>
          <table:table-cell table:style-name="ce5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amit, s.r.o. <text:s text:c="12"/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101.12" calcext:value-type="float">
            <text:p>28 101</text:p>
          </table:table-cell>
          <table:table-cell table:style-name="ce5" office:value-type="float" office:value="125" calcext:value-type="float">
            <text:p>125</text:p>
          </table:table-cell>
          <table:table-cell office:value-type="date" office:date-value="2015-11-30" calcext:value-type="date">
            <text:p>30.11.2015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 O L O s.r.o.   <text:span text:style-name="T1">            </text:span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1215.72" calcext:value-type="float">
            <text:p>31 216</text:p>
          </table:table-cell>
          <table:table-cell table:style-name="ce5" office:value-type="float" office:value="55.7" calcext:value-type="float">
            <text:p>55,7</text:p>
          </table:table-cell>
          <table:table-cell office:value-type="date" office:date-value="2016-12-31" calcext:value-type="date">
            <text:p>31.12.2016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OLO s.r.o.    <text:span text:style-name="T2">  </text:span><text:span text:style-name="T3">         </text:span>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8000" calcext:value-type="float">
            <text:p>48 0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RAT Czech Republic s.r.o.</text:p>
          </table:table-cell>
          <table:table-cell table:style-name="ce2"/>
          <table:table-cell office:value-type="float" office:value="5011.32" calcext:value-type="float">
            <text:p>5 011</text:p>
          </table:table-cell>
          <table:table-cell table:style-name="ce5" office:value-type="float" office:value="76.2" calcext:value-type="float">
            <text:p>76,2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IZEUM Czech Republic s.r.o.</text:p>
          </table:table-cell>
          <table:table-cell table:style-name="ce2"/>
          <table:table-cell office:value-type="float" office:value="4067.16" calcext:value-type="float">
            <text:p>4 067</text:p>
          </table:table-cell>
          <table:table-cell table:style-name="ce5" office:value-type="float" office:value="118.7" calcext:value-type="float">
            <text:p>118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NTSU AEGIS NETWORK <text:s/>CZECH REPUBLIC s.r.o. <text:s text:c="10"/></text:p>
          </table:table-cell>
          <table:table-cell table:style-name="ce2"/>
          <table:table-cell office:value-type="float" office:value="4520.04" calcext:value-type="float">
            <text:p>4 520</text:p>
          </table:table-cell>
          <table:table-cell table:style-name="ce5" office:value-type="float" office:value="543.7" calcext:value-type="float">
            <text:p>543,7</text:p>
          </table:table-cell>
          <table:table-cell office:value-type="string" calcext:value-type="string">
            <text:p>neurčitá</text:p>
          </table:table-cell>
          <table:table-cell/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Petra Habartová</text:p>
          </table:table-cell>
          <table:table-cell table:style-name="ce2"/>
          <table:table-cell office:value-type="float" office:value="4797.75" calcext:value-type="float">
            <text:p>4 798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Lucie Butcher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0.5" calcext:value-type="float">
            <text:p>20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OLENA RIZAK, adv. kancelář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5.75" calcext:value-type="float">
            <text:p>2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Pavel Weidenhoffer</text:p>
          </table:table-cell>
          <table:table-cell table:style-name="ce2"/>
          <table:table-cell office:value-type="float" office:value="3360" calcext:value-type="float">
            <text:p>3 36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DIT DANĚ CZ s. r. o.</text:p>
          </table:table-cell>
          <table:table-cell table:style-name="ce2"/>
          <table:table-cell office:value-type="float" office:value="2778.69625520111" calcext:value-type="float">
            <text:p>2 779</text:p>
          </table:table-cell>
          <table:table-cell table:style-name="ce5" office:value-type="float" office:value="108.15" calcext:value-type="float">
            <text:p>108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ukamo plus-cz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1.4" calcext:value-type="float">
            <text:p>21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BI 2020 s. r. o.</text:p>
          </table:table-cell>
          <table:table-cell table:style-name="ce2"/>
          <table:table-cell office:value-type="float" office:value="3000" calcext:value-type="float">
            <text:p>3 000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han Oleg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forum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17.3" calcext:value-type="float">
            <text:p>17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arie Ingold, DiS.</text:p>
          </table:table-cell>
          <table:table-cell table:style-name="ce2"/>
          <table:table-cell office:value-type="float" office:value="3120" calcext:value-type="float">
            <text:p>3 120</text:p>
          </table:table-cell>
          <table:table-cell table:style-name="ce5" office:value-type="float" office:value="19.4" calcext:value-type="float">
            <text:p>1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BET HOLDING, a. s.</text:p>
          </table:table-cell>
          <table:table-cell table:style-name="ce2"/>
          <table:table-cell office:value-type="float" office:value="4211.81538461538" calcext:value-type="float">
            <text:p>4 212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HARMONIE FINANCE s. r. o.</text:p>
          </table:table-cell>
          <table:table-cell table:style-name="ce2"/>
          <table:table-cell office:value-type="float" office:value="4172.92984869326" calcext:value-type="float">
            <text:p>4 173</text:p>
          </table:table-cell>
          <table:table-cell table:style-name="ce5" office:value-type="float" office:value="72.7" calcext:value-type="float">
            <text:p>72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au Praha, s. r. o.</text:p>
          </table:table-cell>
          <table:table-cell table:style-name="ce2"/>
          <table:table-cell office:value-type="float" office:value="2880.02081616722" calcext:value-type="float">
            <text:p>2 880</text:p>
          </table:table-cell>
          <table:table-cell table:style-name="ce5" office:value-type="float" office:value="251.79" calcext:value-type="float">
            <text:p>251,7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EALTOM, s. r. o.</text:p>
          </table:table-cell>
          <table:table-cell table:style-name="ce2"/>
          <table:table-cell office:value-type="float" office:value="4967.67857142857" calcext:value-type="float">
            <text:p>4 968</text:p>
          </table:table-cell>
          <table:table-cell table:style-name="ce5" office:value-type="float" office:value="22.4" calcext:value-type="float">
            <text:p>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RÁLOVSKÁ REALITNÍ, spol. s r.o.</text:p>
          </table:table-cell>
          <table:table-cell table:style-name="ce2"/>
          <table:table-cell office:value-type="float" office:value="4797.71428571429" calcext:value-type="float">
            <text:p>4 798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tinental Realty s. r. o.</text:p>
          </table:table-cell>
          <table:table-cell table:style-name="ce2"/>
          <table:table-cell office:value-type="float" office:value="3714.28571428571" calcext:value-type="float">
            <text:p>3 714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ader Business Consulting Group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dustrial Dynamics, s. r. o.</text:p>
          </table:table-cell>
          <table:table-cell table:style-name="ce2"/>
          <table:table-cell office:value-type="float" office:value="3725.8407079646" calcext:value-type="float">
            <text:p>3 726</text:p>
          </table:table-cell>
          <table:table-cell table:style-name="ce5" office:value-type="float" office:value="45.2" calcext:value-type="float">
            <text:p>45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rigorn s.r.o.</text:p>
          </table:table-cell>
          <table:table-cell table:style-name="ce2"/>
          <table:table-cell office:value-type="float" office:value="3120" calcext:value-type="float">
            <text:p>3 120</text:p>
          </table:table-cell>
          <table:table-cell table:style-name="ce5" office:value-type="float" office:value="17.25" calcext:value-type="float">
            <text:p>17,2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arov.NET, s. r. o.</text:p>
          </table:table-cell>
          <table:table-cell table:style-name="ce2"/>
          <table:table-cell office:value-type="float" office:value="3031.69811320755" calcext:value-type="float">
            <text:p>3 032</text:p>
          </table:table-cell>
          <table:table-cell table:style-name="ce5" office:value-type="float" office:value="21.2" calcext:value-type="float">
            <text:p>2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mages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48.75" calcext:value-type="float">
            <text:p>48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reative Unit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40.4" calcext:value-type="float">
            <text:p>40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Zone CZ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0.6" calcext:value-type="float">
            <text:p>20,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ODAP City s. r. o.</text:p>
          </table:table-cell>
          <table:table-cell table:style-name="ce2"/>
          <table:table-cell office:value-type="float" office:value="3840" calcext:value-type="float">
            <text:p>3 840</text:p>
          </table:table-cell>
          <table:table-cell table:style-name="ce5" office:value-type="float" office:value="65.75" calcext:value-type="float">
            <text:p>65,7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CHONOV s. r. o.</text:p>
          </table:table-cell>
          <table:table-cell table:style-name="ce2"/>
          <table:table-cell office:value-type="float" office:value="3725.94752186589" calcext:value-type="float">
            <text:p>3 726</text:p>
          </table:table-cell>
          <table:table-cell table:style-name="ce5" office:value-type="float" office:value="17.15" calcext:value-type="float">
            <text:p>17,1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Jiří Hroněk, advokát</text:p>
          </table:table-cell>
          <table:table-cell table:style-name="ce2"/>
          <table:table-cell office:value-type="float" office:value="3360" calcext:value-type="float">
            <text:p>3 360</text:p>
          </table:table-cell>
          <table:table-cell table:style-name="ce5" office:value-type="float" office:value="23.5" calcext:value-type="float">
            <text:p>23,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oman Čuda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24.3" calcext:value-type="float">
            <text:p>24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ERSIAL s. r. o.</text:p>
          </table:table-cell>
          <table:table-cell table:style-name="ce2"/>
          <table:table-cell office:value-type="float" office:value="4346.76923076923" calcext:value-type="float">
            <text:p>4 347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SOLODOOR CENTRUM s. r. 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89.4" calcext:value-type="float">
            <text:p>89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LEX M &amp; J, s.r.o.</text:p>
          </table:table-cell>
          <table:table-cell table:style-name="ce2"/>
          <table:table-cell office:value-type="float" office:value="6000" calcext:value-type="float">
            <text:p>6 000</text:p>
          </table:table-cell>
          <table:table-cell table:style-name="ce5" office:value-type="float" office:value="78.05" calcext:value-type="float">
            <text:p>78,05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FIRMIN Praha s. r. o.</text:p>
          </table:table-cell>
          <table:table-cell table:style-name="ce2"/>
          <table:table-cell office:value-type="float" office:value="2880" calcext:value-type="float">
            <text:p>2 880</text:p>
          </table:table-cell>
          <table:table-cell table:style-name="ce5" office:value-type="float" office:value="50.2" calcext:value-type="float">
            <text:p>50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nti GASTRO s. r. o.</text:p>
          </table:table-cell>
          <table:table-cell table:style-name="ce2"/>
          <table:table-cell office:value-type="float" office:value="1907.94979079498" calcext:value-type="float">
            <text:p>1 908</text:p>
          </table:table-cell>
          <table:table-cell table:style-name="ce5" office:value-type="float" office:value="277.8" calcext:value-type="float">
            <text:p>277,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iří Maňas - sklad</text:p>
          </table:table-cell>
          <table:table-cell table:style-name="ce2"/>
          <table:table-cell office:value-type="float" office:value="1200" calcext:value-type="float">
            <text:p>1 200</text:p>
          </table:table-cell>
          <table:table-cell table:style-name="ce5" office:value-type="float" office:value="22" calcext:value-type="float">
            <text:p>22</text:p>
          </table:table-cell>
          <table:table-cell office:value-type="date" office:date-value="2018-06-30" calcext:value-type="date">
            <text:p>30.06.20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 <text:s/>Sklad</text:p>
          </table:table-cell>
          <table:table-cell table:style-name="ce2"/>
          <table:table-cell office:value-type="float" office:value="965.217391304348" calcext:value-type="float">
            <text:p>965</text:p>
          </table:table-cell>
          <table:table-cell table:style-name="ce5" office:value-type="float" office:value="9.2" calcext:value-type="float">
            <text:p>9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47.1" calcext:value-type="float">
            <text:p>47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5.8" calcext:value-type="float">
            <text:p>15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7.1" calcext:value-type="float">
            <text:p>17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/>
          <table:table-cell/>
          <table:table-cell table:style-name="ce5" office:value-type="float" office:value="101.65" calcext:value-type="float">
            <text:p>101,6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.14" calcext:value-type="float">
            <text:p>1 018</text:p>
          </table:table-cell>
          <table:table-cell table:style-name="ce5" office:value-type="float" office:value="52.52" calcext:value-type="float">
            <text:p>52,5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2.08" calcext:value-type="float">
            <text:p>52,08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52.12" calcext:value-type="float">
            <text:p>52,1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52.19" calcext:value-type="float">
            <text:p>52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7.1" calcext:value-type="float">
            <text:p>917</text:p>
          </table:table-cell>
          <table:table-cell table:style-name="ce5" office:value-type="float" office:value="122.4" calcext:value-type="float">
            <text:p>122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8.87" calcext:value-type="float">
            <text:p>1 039</text:p>
          </table:table-cell>
          <table:table-cell table:style-name="ce5" office:value-type="float" office:value="47.4" calcext:value-type="float">
            <text:p>47,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8.21" calcext:value-type="float">
            <text:p>1 208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.67" calcext:value-type="float">
            <text:p>1 221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61.19" calcext:value-type="float">
            <text:p>1 261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28.5" calcext:value-type="float">
            <text:p>1 529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7" calcext:value-type="float">
            <text:p>8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4.72" calcext:value-type="float">
            <text:p>54,7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1.76" calcext:value-type="float">
            <text:p>632</text:p>
          </table:table-cell>
          <table:table-cell table:style-name="ce5" office:value-type="float" office:value="82.1" calcext:value-type="float">
            <text:p>82,1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office:value-type="string" calcext:value-type="string">
            <text:p>3.1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79.7" calcext:value-type="float">
            <text:p>79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11.4" calcext:value-type="float">
            <text:p>611</text:p>
          </table:table-cell>
          <table:table-cell table:style-name="ce5" office:value-type="float" office:value="17.22" calcext:value-type="float">
            <text:p>17,2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31.1" calcext:value-type="float">
            <text:p>631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95.2" calcext:value-type="float">
            <text:p>1 395</text:p>
          </table:table-cell>
          <table:table-cell table:style-name="ce5" office:value-type="float" office:value="33.2" calcext:value-type="float">
            <text:p>33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33" calcext:value-type="float">
            <text:p>1 333</text:p>
          </table:table-cell>
          <table:table-cell table:style-name="ce5" office:value-type="float" office:value="166.46" calcext:value-type="float">
            <text:p>166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92" calcext:value-type="float">
            <text:p>61,9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65.46" calcext:value-type="float">
            <text:p>165,46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24.7" calcext:value-type="float">
            <text:p>1 325</text:p>
          </table:table-cell>
          <table:table-cell table:style-name="ce5" office:value-type="float" office:value="90.19" calcext:value-type="float">
            <text:p>90,19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6.15" calcext:value-type="float">
            <text:p>866</text:p>
          </table:table-cell>
          <table:table-cell table:style-name="ce5" office:value-type="float" office:value="148.94" calcext:value-type="float">
            <text:p>148,94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210.7" calcext:value-type="float">
            <text:p>210,7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table:number-columns-repeated="1011"/>
        </table:table-row>
        <table:table-row table:style-name="ro2" table:number-rows-repeated="10473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5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5"/>
      </table:named-expressions>
      <table:database-ranges>
        <table:database-range table:name="__Anonymous_Sheet_DB__0" table:target-range-address="Nebytové_prostory_2014_10_02_Bá.A1:Nebytové_prostory_2014_10_02_Bá.P12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 number:grouping="true"/>
      <number:text> Kč</number:text>
    </number:number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fill-character> </loext:fill-character>
      <number:text>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fill-character> </loext:fill-character>
      <number:text>- Kč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1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42P2" style:volatile="true">
      <loext:text> </loext:text>
      <loext:fill-character> </loext:fill-character>
      <number:text>- Kč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/>
    </number:number-style>
    <number:number-style style:name="N151">
      <style:text-properties fo:color="#ff0000"/>
      <number:number number:decimal-places="2" loext:min-decimal-places="2" number:min-integer-digits="1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number number:decimal-places="2" loext:min-decimal-places="2" number:min-integer-digits="1" number:grouping="true"/>
      <style:map style:condition="value()&gt;=0" style:apply-style-name="N152P0"/>
    </number:number-style>
    <number:date-style style:name="N153">
      <number:day/>
      <number:text>.</number:text>
      <number:month/>
    </number:date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5P0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loext:min-decimal-places="1" number:min-integer-digits="1" number:grouping="true"/>
    </number:number-style>
    <number:number-style style:name="N163">
      <number:number number:decimal-places="0" loext:min-decimal-places="0" number:min-integer-digits="1" number:grouping="true"/>
      <number:text>     </number:text>
    </number:number-style>
    <number:currency-style style:name="N165P0" style:volatile="true">
      <number:currency-symbol number:language="cs" number:country="CZ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65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65P0"/>
    </number:currency-style>
    <number:date-style style:name="N166">
      <number:month number:textual="true"/>
      <number:text>.</number:text>
      <number:year number:style="long"/>
    </number:date-style>
    <number:currency-style style:name="N168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68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68P0"/>
    </number:currency-style>
    <style:style style:name="Default" style:family="table-cell">
      <style:table-cell-properties fo:padding="0.71m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15:13:55.89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15:20:25.794000000</dc:date>
    <meta:generator>LibreOffice/5.0.3.2$Windows_x86 LibreOffice_project/e5f16313668ac592c1bfb310f4390624e3dbfb75</meta:generator>
    <meta:editing-duration>PT12H49M24S</meta:editing-duration>
    <meta:editing-cycles>7</meta:editing-cycles>
    <meta:document-statistic meta:table-count="1" meta:cell-count="16235" meta:object-count="0"/>
  </office:meta>
</office:document-meta>
</file>